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solid" draw:fill-color="#ff0000" draw:textarea-horizontal-align="justify" draw:textarea-vertical-align="middle" draw:auto-grow-height="false"/>
    </style:style>
    <style:style style:name="gr3" style:family="graphic" style:parent-style-name="standard">
      <style:graphic-properties draw:fill="solid" draw:fill-color="#99ccff" draw:textarea-horizontal-align="justify" draw:textarea-vertical-align="middle" draw:auto-grow-height="false"/>
    </style:style>
    <style:style style:name="gr4" style:family="graphic" style:parent-style-name="standard">
      <style:graphic-properties svg:stroke-width="0.1cm" draw:marker-end="Arrow" draw:marker-end-width="0.3cm" draw:fill="solid" draw:fill-color="#99ccff"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fill="solid" draw:fill-color="#ff3333" draw:textarea-horizontal-align="justify" draw:textarea-vertical-align="middle" draw:auto-grow-height="false"/>
    </style:style>
    <style:style style:name="gr7" style:family="graphic" style:parent-style-name="standard">
      <style:graphic-properties draw:fill="solid" draw:fill-color="#ffffcc" draw:textarea-horizontal-align="center" draw:textarea-vertical-align="middle"/>
    </style:style>
    <style:style style:name="gr8" style:family="graphic" style:parent-style-name="standard">
      <style:graphic-properties draw:fill="solid" draw:fill-color="#ffffff" draw:textarea-vertical-align="middle" draw:auto-grow-height="false" fo:min-height="0.749cm" fo:min-width="0.499cm"/>
    </style:style>
    <style:style style:name="gr9" style:family="graphic" style:parent-style-name="standard">
      <style:graphic-properties draw:marker-start="Arrow" draw:marker-start-width="0.3cm" draw:marker-end="Arrow" draw:marker-end-width="0.3cm" draw:textarea-horizontal-align="center" draw:textarea-vertical-align="middle"/>
    </style:style>
    <style:style style:name="gr10" style:family="graphic" style:parent-style-name="standard">
      <style:graphic-properties draw:fill="solid" draw:fill-color="#e6e6e6"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fill="solid" draw:fill-color="#cccccc" draw:textarea-horizontal-align="center" draw:textarea-vertical-align="middl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fill="solid" draw:textarea-horizontal-align="center" draw:textarea-vertical-align="middle"/>
    </style:style>
    <style:style style:name="gr15" style:family="graphic" style:parent-style-name="standard">
      <style:graphic-properties draw:fill="solid" draw:fill-color="#000000" draw:textarea-horizontal-align="center" draw:textarea-vertical-align="middle"/>
    </style:style>
    <style:style style:name="gr16"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7" style:family="graphic" style:parent-style-name="standard">
      <style:graphic-properties draw:fill="solid" draw:fill-color="#ffffff" draw:textarea-horizontal-align="center" draw:textarea-vertical-align="middle"/>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false" fo:min-height="0cm" fo:min-width="3cm"/>
    </style:style>
    <style:style style:name="gr20" style:family="graphic" style:parent-style-name="standard">
      <style:graphic-properties draw:stroke="dash" draw:stroke-dash="Fine_20_Dashed" draw:textarea-horizontal-align="center" draw:textarea-vertical-align="middle"/>
    </style:style>
    <style:style style:name="gr21" style:family="graphic" style:parent-style-name="standard">
      <style:graphic-properties draw:stroke="dash" draw:stroke-dash="Fine_20_Dashed" draw:fill="hatch" draw:fill-hatch-name="Black_20_45_20_Degrees" draw:textarea-horizontal-align="justify" draw:textarea-vertical-align="middle" draw:auto-grow-height="false"/>
    </style:style>
    <style:style style:name="gr22" style:family="graphic" style:parent-style-name="standard">
      <style:graphic-properties draw:stroke="solid" draw:stroke-dash="Fine_20_Dashed" draw:marker-end="Arrow" draw:marker-end-width="0.3cm" draw:textarea-horizontal-align="center"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0.75cm" fo:min-width="3cm"/>
    </style:style>
    <style:style style:name="gr24" style:family="graphic" style:parent-style-name="standard">
      <style:graphic-properties draw:stroke="dash" draw:stroke-dash="Fine_20_Dashed" draw:fill="solid" draw:fill-color="#ffffff" draw:textarea-horizontal-align="center" draw:textarea-vertical-align="middle"/>
    </style:style>
    <style:style style:name="gr25" style:family="graphic" style:parent-style-name="standard">
      <style:graphic-properties svg:stroke-width="0.2cm" draw:marker-start-width="0.5cm" draw:marker-end-width="0.5cm" draw:textarea-horizontal-align="center" draw:textarea-vertical-align="middle" fo:padding-top="0.225cm" fo:padding-bottom="0.225cm" fo:padding-left="0.35cm" fo:padding-right="0.35cm"/>
    </style:style>
    <style:style style:name="gr26" style:family="graphic" style:parent-style-name="standard">
      <style:graphic-properties draw:fill="none" draw:textarea-vertical-align="middle" draw:auto-grow-height="false" fo:min-height="0.749cm" fo:min-width="0.499cm"/>
    </style:style>
    <style:style style:name="gr27" style:family="graphic" style:parent-style-name="standard">
      <style:graphic-properties draw:fill="hatch" draw:fill-color="#ffffff" draw:fill-hatch-name="Black_20_45_20_Degrees" draw:textarea-horizontal-align="justify" draw:textarea-vertical-align="middle" draw:auto-grow-height="false"/>
    </style:style>
    <style:style style:name="gr28" style:family="graphic" style:parent-style-name="standard">
      <style:graphic-properties draw:fill="solid" draw:fill-color="#999999" draw:textarea-horizontal-align="justify" draw:textarea-vertical-align="middle" draw:auto-grow-height="false"/>
    </style:style>
    <style:style style:name="gr29" style:family="graphic" style:parent-style-name="standard">
      <style:graphic-properties draw:fill="solid" draw:fill-color="#999999" draw:textarea-horizontal-align="justify" draw:textarea-vertical-align="middle" draw:auto-grow-height="false"/>
    </style:style>
    <style:style style:name="gr30" style:family="graphic" style:parent-style-name="standard">
      <style:graphic-properties draw:fill="solid" draw:fill-color="#ffffff" draw:textarea-horizontal-align="justify" draw:textarea-vertical-align="middle" draw:auto-grow-height="false"/>
    </style:style>
    <style:style style:name="gr31" style:family="graphic" style:parent-style-name="standard">
      <style:graphic-properties draw:fill="solid" draw:fill-color="#000000" draw:textarea-horizontal-align="justify" draw:textarea-vertical-align="middle" draw:auto-grow-height="false"/>
    </style:style>
    <style:style style:name="gr32" style:family="graphic" style:parent-style-name="standard">
      <style:graphic-properties draw:fill="solid" draw:fill-color="#ffdd00" draw:textarea-horizontal-align="center" draw:textarea-vertical-align="middle"/>
    </style:style>
    <style:style style:name="gr33" style:family="graphic" style:parent-style-name="standard">
      <style:graphic-properties draw:fill="solid" draw:fill-color="#3deb3d" draw:textarea-horizontal-align="center" draw:textarea-vertical-align="middle"/>
    </style:style>
    <style:style style:name="gr34" style:family="graphic" style:parent-style-name="standard">
      <style:graphic-properties draw:fill="solid" draw:fill-color="#1c82b9" draw:textarea-horizontal-align="center" draw:textarea-vertical-align="middle"/>
    </style:style>
    <style:style style:name="gr35" style:family="graphic" style:parent-style-name="standard">
      <style:graphic-properties draw:fill="solid" draw:fill-color="#ff8080" draw:textarea-horizontal-align="center" draw:textarea-vertical-align="middle"/>
    </style:style>
    <style:style style:name="gr36" style:family="graphic" style:parent-style-name="standard">
      <style:graphic-properties draw:fill="solid" draw:fill-color="#ffffff" draw:textarea-horizontal-align="center" draw:textarea-vertical-align="middle"/>
    </style:style>
    <style:style style:name="gr37" style:family="graphic" style:parent-style-name="standard">
      <style:graphic-properties draw:fill="solid" draw:fill-color="#b3b3b3" draw:textarea-horizontal-align="center" draw:textarea-vertical-align="middle"/>
    </style:style>
    <style:style style:name="gr38" style:family="graphic" style:parent-style-name="standard">
      <style:graphic-properties draw:fill="solid" draw:fill-color="#666666" draw:textarea-horizontal-align="center" draw:textarea-vertical-align="middle"/>
    </style:style>
    <style:style style:name="gr39" style:family="graphic" style:parent-style-name="standard">
      <style:graphic-properties svg:stroke-width="0.2cm" draw:marker-start-width="0.5cm" draw:marker-end-width="0.5cm" draw:fill="solid" draw:fill-color="#b3b3b3" draw:textarea-horizontal-align="center" draw:textarea-vertical-align="middle" fo:padding-top="0.225cm" fo:padding-bottom="0.225cm" fo:padding-left="0.35cm" fo:padding-right="0.35cm"/>
    </style:style>
    <style:style style:name="gr40" style:family="graphic" style:parent-style-name="standard">
      <style:graphic-properties draw:fill="solid" draw:fill-color="#666666" draw:textarea-horizontal-align="center" draw:textarea-vertical-align="middle"/>
    </style:style>
    <style:style style:name="gr41" style:family="graphic" style:parent-style-name="standard">
      <style:graphic-properties draw:fill="solid" draw:fill-color="#b3b3b3" draw:textarea-horizontal-align="center" draw:textarea-vertical-align="middle"/>
    </style:style>
    <style:style style:name="gr42"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weight="bold"/>
    </style:style>
    <style:style style:name="P3" style:family="paragraph">
      <style:paragraph-properties fo:text-align="center"/>
      <style:text-properties fo:font-family="Arial" style:font-family-generic="swiss" style:font-pitch="variable" fo:font-weight="bold"/>
    </style:style>
    <style:style style:name="P4" style:family="paragraph">
      <style:paragraph-properties fo:margin-left="0cm" fo:margin-right="0cm" fo:text-align="center" fo:text-indent="0cm"/>
      <style:text-properties fo:font-weight="bold"/>
    </style:style>
    <style:style style:name="P5" style:family="paragraph">
      <style:paragraph-properties fo:margin-left="0cm" fo:margin-right="0cm" fo:text-align="center" fo:text-indent="0cm"/>
      <style:text-properties fo:font-family="Arial" style:font-family-generic="swiss" style:font-pitch="variable"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text-properties fo:font-family="Arial" style:font-family-generic="swiss" style:font-pitch="variable" fo:font-weight="bold"/>
    </style:style>
    <style:style style:name="P9" style:family="paragraph">
      <style:text-properties fo:font-family="Arial" style:font-family-generic="swiss" style:font-pitch="variable" fo:font-size="10pt" fo:font-weight="bold"/>
    </style:style>
    <style:style style:name="P10" style:family="paragraph">
      <style:paragraph-properties fo:text-align="center"/>
      <style:text-properties fo:font-family="Arial" style:font-family-generic="swiss" style:font-pitch="variable" fo:font-size="10pt" fo:font-weight="bold"/>
    </style:style>
    <style:style style:name="P11" style:family="paragraph">
      <style:paragraph-properties fo:margin-left="0cm" fo:margin-right="0cm" fo:text-align="center" fo:text-indent="0cm"/>
      <style:text-properties fo:font-family="Arial" style:font-family-generic="swiss" style:font-pitch="variable" fo:font-size="10pt" fo:font-weight="bold"/>
    </style:style>
    <style:style style:name="P12" style:family="paragraph">
      <style:text-properties fo:font-family="Arial" style:font-family-generic="swiss" style:font-pitch="variable" fo:font-size="10pt"/>
    </style:style>
    <style:style style:name="T1" style:family="text">
      <style:text-properties fo:font-family="Arial" style:font-family-generic="swiss" style:font-pitch="variable" fo:font-weight="bold"/>
    </style:style>
    <style:style style:name="T2" style:family="text">
      <style:text-properties fo:font-weight="bold"/>
    </style:style>
    <style:style style:name="T3" style:family="text">
      <style:text-properties fo:font-family="Arial" style:font-family-generic="swiss" style:font-pitch="variable" fo:font-size="18pt" fo:font-weight="bold"/>
    </style:style>
    <style:style style:name="T4" style:family="text">
      <style:text-properties fo:font-family="Arial" style:font-family-generic="swiss" style:font-pitch="variable" fo:font-size="10pt" fo:font-weight="bold"/>
    </style:style>
    <style:style style:name="T5" style:family="text">
      <style:text-properties fo:font-family="Arial" style:font-family-generic="swiss" style:font-pitch="variable"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Client-server" draw:style-name="dp1" draw:master-page-name="Default">
        <office:forms form:automatic-focus="false" form:apply-design-mode="false"/>
        <draw:custom-shape draw:style-name="gr1" draw:text-style-name="P2" draw:layer="layout" svg:width="6cm" svg:height="2cm" svg:x="4.5cm" svg:y="5cm">
          <text:p text:style-name="P1"><text:span text:style-name="T1">SERV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draw:layer="layout" svg:width="6cm" svg:height="2cm" svg:x="16.5cm" svg:y="5cm">
          <text:p text:style-name="P1"><text:span text:style-name="T1">SERV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3" draw:layer="layout" svg:width="5cm" svg:height="2cm" svg:x="11cm" svg:y="5cm">
          <text:p text:style-name="P7"/>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3.5cm" svg:height="1.5cm" svg:x="2.5cm" svg:y="12cm">
          <text:p text:style-name="P1"><text:span text:style-name="T1">CLIENT</text:span></text:p>
          <draw:enhanced-geometry svg:viewBox="0 0 21600 21600" draw:glue-points="?f7 0 ?f6 ?f1 0 ?f10 ?f6 21600 ?f4 ?f10 21600 ?f9" draw:path-stretchpoint-x="10800" draw:path-stretchpoint-y="10800" draw:text-areas="0 ?f1 ?f4 ?f12" draw:type="cube" draw:modifiers="2461.169415292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draw:layer="layout" svg:width="3.5cm" svg:height="1.5cm" svg:x="6.5cm" svg:y="12cm">
          <text:p text:style-name="P1"><text:span text:style-name="T1">CLIENT</text:span></text:p>
          <draw:enhanced-geometry svg:viewBox="0 0 21600 21600" draw:glue-points="?f7 0 ?f6 ?f1 0 ?f10 ?f6 21600 ?f4 ?f10 21600 ?f9" draw:path-stretchpoint-x="10800" draw:path-stretchpoint-y="10800" draw:text-areas="0 ?f1 ?f4 ?f12" draw:type="cube" draw:modifiers="2461.169415292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draw:layer="layout" svg:width="3.5cm" svg:height="1.5cm" svg:x="10.5cm" svg:y="12cm">
          <text:p text:style-name="P1"><text:span text:style-name="T1">CLIENT</text:span></text:p>
          <draw:enhanced-geometry svg:viewBox="0 0 21600 21600" draw:glue-points="?f7 0 ?f6 ?f1 0 ?f10 ?f6 21600 ?f4 ?f10 21600 ?f9" draw:path-stretchpoint-x="10800" draw:path-stretchpoint-y="10800" draw:text-areas="0 ?f1 ?f4 ?f12" draw:type="cube" draw:modifiers="2461.169415292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draw:layer="layout" svg:width="3.5cm" svg:height="1.5cm" svg:x="16cm" svg:y="12cm">
          <text:p text:style-name="P1"><text:span text:style-name="T1">CLIENT</text:span></text:p>
          <draw:enhanced-geometry svg:viewBox="0 0 21600 21600" draw:glue-points="?f7 0 ?f6 ?f1 0 ?f10 ?f6 21600 ?f4 ?f10 21600 ?f9" draw:path-stretchpoint-x="10800" draw:path-stretchpoint-y="10800" draw:text-areas="0 ?f1 ?f4 ?f12" draw:type="cube" draw:modifiers="2461.169415292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draw:layer="layout" svg:width="3.5cm" svg:height="1.5cm" svg:x="20cm" svg:y="12cm">
          <text:p text:style-name="P1"><text:span text:style-name="T1">CLIENT</text:span></text:p>
          <draw:enhanced-geometry svg:viewBox="0 0 21600 21600" draw:glue-points="?f7 0 ?f6 ?f1 0 ?f10 ?f6 21600 ?f4 ?f10 21600 ?f9" draw:path-stretchpoint-x="10800" draw:path-stretchpoint-y="10800" draw:text-areas="0 ?f1 ?f4 ?f12" draw:type="cube" draw:modifiers="2461.169415292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3" draw:layer="layout" svg:x1="4.5cm" svg:y1="11.5cm" svg:x2="6.5cm" svg:y2="7.5cm">
          <text:p text:style-name="P7"/>
        </draw:line>
        <draw:line draw:style-name="gr4" draw:text-style-name="P3" draw:layer="layout" svg:x1="8.5cm" svg:y1="11.5cm" svg:x2="7cm" svg:y2="7.5cm">
          <text:p text:style-name="P7"/>
        </draw:line>
        <draw:line draw:style-name="gr4" draw:text-style-name="P3" draw:layer="layout" svg:x1="12.5cm" svg:y1="11.5cm" svg:x2="7.5cm" svg:y2="7.5cm">
          <text:p text:style-name="P7"/>
        </draw:line>
        <draw:line draw:style-name="gr4" draw:text-style-name="P3" draw:layer="layout" svg:x1="18cm" svg:y1="11.5cm" svg:x2="19cm" svg:y2="7.5cm">
          <text:p text:style-name="P7"/>
        </draw:line>
        <draw:line draw:style-name="gr4" draw:text-style-name="P3" draw:layer="layout" svg:x1="22cm" svg:y1="11.5cm" svg:x2="19.5cm" svg:y2="7.5cm">
          <text:p text:style-name="P7"/>
        </draw:line>
        <draw:frame draw:style-name="gr5" draw:text-style-name="P4" draw:layer="layout" svg:width="5.924cm" svg:height="1.673cm" svg:x="10.425cm" svg:y="7.327cm">
          <draw:text-box>
            <text:p text:style-name="P1"><text:span text:style-name="T2">inter-server</text:span></text:p>
            <text:p text:style-name="P1"><text:span text:style-name="T2">communication</text:span></text:p>
          </draw:text-box>
        </draw:frame>
      </draw:page>
      <draw:page draw:name="My system" draw:style-name="dp1" draw:master-page-name="Default">
        <office:forms form:automatic-focus="false" form:apply-design-mode="false"/>
        <draw:custom-shape draw:style-name="gr1" draw:text-style-name="P5" draw:layer="layout" svg:width="6cm" svg:height="2cm" svg:x="6.514cm" svg:y="9.778cm">
          <text:p text:style-name="P1"><text:span text:style-name="T3">SERV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5" draw:layer="layout" svg:width="6cm" svg:height="2cm" svg:x="18.514cm" svg:y="9.778cm">
          <text:p text:style-name="P1"><text:span text:style-name="T3">SERV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5" draw:layer="layout" svg:width="3.5cm" svg:height="1.5cm" svg:x="4.514cm" svg:y="16.778cm">
          <text:p text:style-name="P1"><text:span text:style-name="T3">CLIENT</text:span></text:p>
          <draw:enhanced-geometry svg:viewBox="0 0 21600 21600" draw:glue-points="?f7 0 ?f6 ?f1 0 ?f10 ?f6 21600 ?f4 ?f10 21600 ?f9" draw:path-stretchpoint-x="10800" draw:path-stretchpoint-y="10800" draw:text-areas="0 ?f1 ?f4 ?f12" draw:type="cube" draw:modifiers="2461.169415292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5" draw:layer="layout" svg:width="3.5cm" svg:height="1.5cm" svg:x="8.514cm" svg:y="16.778cm">
          <text:p text:style-name="P1"><text:span text:style-name="T3">CLIENT</text:span></text:p>
          <draw:enhanced-geometry svg:viewBox="0 0 21600 21600" draw:glue-points="?f7 0 ?f6 ?f1 0 ?f10 ?f6 21600 ?f4 ?f10 21600 ?f9" draw:path-stretchpoint-x="10800" draw:path-stretchpoint-y="10800" draw:text-areas="0 ?f1 ?f4 ?f12" draw:type="cube" draw:modifiers="2461.169415292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5" draw:layer="layout" svg:width="3.5cm" svg:height="1.5cm" svg:x="12.514cm" svg:y="16.778cm">
          <text:p text:style-name="P1"><text:span text:style-name="T3">CLIENT</text:span></text:p>
          <draw:enhanced-geometry svg:viewBox="0 0 21600 21600" draw:glue-points="?f7 0 ?f6 ?f1 0 ?f10 ?f6 21600 ?f4 ?f10 21600 ?f9" draw:path-stretchpoint-x="10800" draw:path-stretchpoint-y="10800" draw:text-areas="0 ?f1 ?f4 ?f12" draw:type="cube" draw:modifiers="2461.169415292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5" draw:layer="layout" svg:width="3.5cm" svg:height="1.5cm" svg:x="18.014cm" svg:y="16.778cm">
          <text:p text:style-name="P1"><text:span text:style-name="T3">CLIENT</text:span></text:p>
          <draw:enhanced-geometry svg:viewBox="0 0 21600 21600" draw:glue-points="?f7 0 ?f6 ?f1 0 ?f10 ?f6 21600 ?f4 ?f10 21600 ?f9" draw:path-stretchpoint-x="10800" draw:path-stretchpoint-y="10800" draw:text-areas="0 ?f1 ?f4 ?f12" draw:type="cube" draw:modifiers="2461.169415292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5" draw:layer="layout" svg:width="3.5cm" svg:height="1.5cm" svg:x="22.014cm" svg:y="16.778cm">
          <text:p text:style-name="P1"><text:span text:style-name="T3">CLIENT</text:span></text:p>
          <draw:enhanced-geometry svg:viewBox="0 0 21600 21600" draw:glue-points="?f7 0 ?f6 ?f1 0 ?f10 ?f6 21600 ?f4 ?f10 21600 ?f9" draw:path-stretchpoint-x="10800" draw:path-stretchpoint-y="10800" draw:text-areas="0 ?f1 ?f4 ?f12" draw:type="cube" draw:modifiers="2461.169415292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3" draw:layer="layout" svg:x1="6.514cm" svg:y1="16.278cm" svg:x2="8.514cm" svg:y2="12.278cm">
          <text:p text:style-name="P7"/>
        </draw:line>
        <draw:line draw:style-name="gr4" draw:text-style-name="P3" draw:layer="layout" svg:x1="10.514cm" svg:y1="16.278cm" svg:x2="9.014cm" svg:y2="12.278cm">
          <text:p text:style-name="P7"/>
        </draw:line>
        <draw:line draw:style-name="gr4" draw:text-style-name="P3" draw:layer="layout" svg:x1="14.514cm" svg:y1="16.278cm" svg:x2="9.514cm" svg:y2="12.278cm">
          <text:p text:style-name="P7"/>
        </draw:line>
        <draw:line draw:style-name="gr4" draw:text-style-name="P3" draw:layer="layout" svg:x1="20.014cm" svg:y1="16.278cm" svg:x2="21.014cm" svg:y2="12.278cm">
          <text:p text:style-name="P7"/>
        </draw:line>
        <draw:line draw:style-name="gr4" draw:text-style-name="P3" draw:layer="layout" svg:x1="24.014cm" svg:y1="16.278cm" svg:x2="21.514cm" svg:y2="12.278cm">
          <text:p text:style-name="P7"/>
        </draw:line>
        <draw:custom-shape draw:style-name="gr6" draw:text-style-name="P5" draw:layer="layout" svg:width="6cm" svg:height="2cm" svg:x="12.99cm" svg:y="4.525cm">
          <text:p text:style-name="P1"><text:span text:style-name="T3">MAST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3" draw:layer="layout" svg:x1="9.437cm" svg:y1="9.406cm" svg:x2="15.243cm" svg:y2="6.95cm">
          <text:p text:style-name="P7"/>
        </draw:line>
        <draw:line draw:style-name="gr4" draw:text-style-name="P3" draw:layer="layout" svg:x1="21.838cm" svg:y1="9.478cm" svg:x2="16.033cm" svg:y2="7.069cm">
          <text:p text:style-name="P7"/>
        </draw:line>
      </draw:page>
      <draw:page draw:name="Interserver connexion" draw:style-name="dp1" draw:master-page-name="Default">
        <office:forms form:automatic-focus="false" form:apply-design-mode="false"/>
        <draw:rect draw:style-name="gr7" draw:text-style-name="P6" draw:layer="layout" svg:width="9.5cm" svg:height="5cm" svg:x="3.5cm" svg:y="3cm">
          <text:p text:style-name="P7"/>
        </draw:rect>
        <draw:custom-shape draw:style-name="gr8" draw:text-style-name="P3" draw:layer="layout" svg:width="8cm" svg:height="4.5cm" svg:x="4.5cm" svg:y="9.5cm">
          <text:p text:style-name="P1"><text:span text:style-name="T1">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2" draw:layer="layout" svg:width="3.5cm" svg:height="3cm" svg:x="4.5cm" svg:y="4.5cm">
          <text:p text:style-name="P1"><text:span text:style-name="T1">SERV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draw:layer="layout" svg:width="3.5cm" svg:height="1.5cm" svg:x="2.5cm" svg:y="16cm">
          <text:p text:style-name="P1"><text:span text:style-name="T1">CLIENT</text:span></text:p>
          <draw:enhanced-geometry svg:viewBox="0 0 21600 21600" draw:glue-points="?f7 0 ?f6 ?f1 0 ?f10 ?f6 21600 ?f4 ?f10 21600 ?f9" draw:path-stretchpoint-x="10800" draw:path-stretchpoint-y="10800" draw:text-areas="0 ?f1 ?f4 ?f12" draw:type="cube" draw:modifiers="2461.169415292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draw:layer="layout" svg:width="3.5cm" svg:height="1.5cm" svg:x="6.5cm" svg:y="16cm">
          <text:p text:style-name="P1"><text:span text:style-name="T1">CLIENT</text:span></text:p>
          <draw:enhanced-geometry svg:viewBox="0 0 21600 21600" draw:glue-points="?f7 0 ?f6 ?f1 0 ?f10 ?f6 21600 ?f4 ?f10 21600 ?f9" draw:path-stretchpoint-x="10800" draw:path-stretchpoint-y="10800" draw:text-areas="0 ?f1 ?f4 ?f12" draw:type="cube" draw:modifiers="2461.169415292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draw:layer="layout" svg:width="3.5cm" svg:height="1.5cm" svg:x="10.5cm" svg:y="16cm">
          <text:p text:style-name="P1"><text:span text:style-name="T1">CLIENT</text:span></text:p>
          <draw:enhanced-geometry svg:viewBox="0 0 21600 21600" draw:glue-points="?f7 0 ?f6 ?f1 0 ?f10 ?f6 21600 ?f4 ?f10 21600 ?f9" draw:path-stretchpoint-x="10800" draw:path-stretchpoint-y="10800" draw:text-areas="0 ?f1 ?f4 ?f12" draw:type="cube" draw:modifiers="2461.169415292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9" draw:text-style-name="P6" draw:layer="layout" svg:x1="4.5cm" svg:y1="16cm" svg:x2="6cm" svg:y2="13.5cm">
          <text:p text:style-name="P7"/>
        </draw:line>
        <draw:line draw:style-name="gr9" draw:text-style-name="P6" draw:layer="layout" svg:x1="8.5cm" svg:y1="16cm" svg:x2="8.5cm" svg:y2="14cm">
          <text:p text:style-name="P7"/>
        </draw:line>
        <draw:line draw:style-name="gr9" draw:text-style-name="P6" draw:layer="layout" svg:x1="12.5cm" svg:y1="16cm" svg:x2="11.5cm" svg:y2="13.5cm">
          <text:p text:style-name="P7"/>
        </draw:line>
        <draw:custom-shape draw:style-name="gr1" draw:text-style-name="P2" draw:layer="layout" svg:width="3.5cm" svg:height="3cm" svg:x="8.5cm" svg:y="4.5cm">
          <text:p text:style-name="P1"><text:span text:style-name="T1">SERV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6" draw:layer="layout" svg:width="1cm" svg:height="1cm" svg:x="7.5cm" svg:y="6cm">
          <text:p text:style-name="P7"/>
          <draw:enhanced-geometry svg:viewBox="0 0 21600 21600" draw:text-areas="?f5 ?f1 ?f6 ?f3" draw:type="left-right-arrow" draw:modifiers="7401.3986013986 7120.8791208791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9" draw:text-style-name="P6" draw:layer="layout" svg:x1="8.5cm" svg:y1="8cm" svg:x2="8.5cm" svg:y2="10cm">
          <text:p text:style-name="P7"/>
        </draw:line>
        <draw:frame draw:style-name="gr11" draw:text-style-name="P8" draw:layer="layout" svg:width="6.285cm" svg:height="0.962cm" svg:x="3.579cm" svg:y="3.096cm">
          <draw:text-box>
            <text:p text:style-name="P7"><text:span text:style-name="T1">SERVER CLUSTER</text:span></text:p>
          </draw:text-box>
        </draw:frame>
        <draw:custom-shape draw:style-name="gr8" draw:text-style-name="P3" draw:layer="layout" svg:width="8cm" svg:height="4.5cm" svg:x="17cm" svg:y="9.5cm">
          <text:p text:style-name="P1"><text:span text:style-name="T1">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2" draw:layer="layout" svg:width="3.5cm" svg:height="3cm" svg:x="15cm" svg:y="5cm">
          <text:p text:style-name="P1"><text:span text:style-name="T1">SERV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draw:layer="layout" svg:width="3.5cm" svg:height="1.5cm" svg:x="15cm" svg:y="16cm">
          <text:p text:style-name="P1"><text:span text:style-name="T1">CLIENT</text:span></text:p>
          <draw:enhanced-geometry svg:viewBox="0 0 21600 21600" draw:glue-points="?f7 0 ?f6 ?f1 0 ?f10 ?f6 21600 ?f4 ?f10 21600 ?f9" draw:path-stretchpoint-x="10800" draw:path-stretchpoint-y="10800" draw:text-areas="0 ?f1 ?f4 ?f12" draw:type="cube" draw:modifiers="2461.169415292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draw:layer="layout" svg:width="3.5cm" svg:height="1.5cm" svg:x="19cm" svg:y="16cm">
          <text:p text:style-name="P1"><text:span text:style-name="T1">CLIENT</text:span></text:p>
          <draw:enhanced-geometry svg:viewBox="0 0 21600 21600" draw:glue-points="?f7 0 ?f6 ?f1 0 ?f10 ?f6 21600 ?f4 ?f10 21600 ?f9" draw:path-stretchpoint-x="10800" draw:path-stretchpoint-y="10800" draw:text-areas="0 ?f1 ?f4 ?f12" draw:type="cube" draw:modifiers="2461.169415292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draw:layer="layout" svg:width="3.5cm" svg:height="1.5cm" svg:x="23cm" svg:y="16cm">
          <text:p text:style-name="P1"><text:span text:style-name="T1">CLIENT</text:span></text:p>
          <draw:enhanced-geometry svg:viewBox="0 0 21600 21600" draw:glue-points="?f7 0 ?f6 ?f1 0 ?f10 ?f6 21600 ?f4 ?f10 21600 ?f9" draw:path-stretchpoint-x="10800" draw:path-stretchpoint-y="10800" draw:text-areas="0 ?f1 ?f4 ?f12" draw:type="cube" draw:modifiers="2461.169415292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9" draw:text-style-name="P6" draw:layer="layout" svg:x1="17cm" svg:y1="16cm" svg:x2="18.5cm" svg:y2="13.5cm">
          <text:p text:style-name="P7"/>
        </draw:line>
        <draw:line draw:style-name="gr9" draw:text-style-name="P6" draw:layer="layout" svg:x1="21cm" svg:y1="16cm" svg:x2="21cm" svg:y2="14cm">
          <text:p text:style-name="P7"/>
        </draw:line>
        <draw:line draw:style-name="gr9" draw:text-style-name="P6" draw:layer="layout" svg:x1="25cm" svg:y1="16cm" svg:x2="24cm" svg:y2="13.5cm">
          <text:p text:style-name="P7"/>
        </draw:line>
        <draw:custom-shape draw:style-name="gr1" draw:text-style-name="P2" draw:layer="layout" svg:width="3.5cm" svg:height="3cm" svg:x="23.5cm" svg:y="5cm">
          <text:p text:style-name="P1"><text:span text:style-name="T1">SERV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 draw:text-style-name="P3" draw:layer="layout" svg:width="6.501cm" svg:height="2.384cm" svg:x="18.142cm" svg:y="3.842cm">
          <draw:text-box>
            <text:p text:style-name="P1"><text:span text:style-name="T1">GEOGRAPHICALLY</text:span></text:p>
            <text:p text:style-name="P1"><text:span text:style-name="T1">DISTANT</text:span></text:p>
            <text:p text:style-name="P1"><text:span text:style-name="T1">SERVERS</text:span></text:p>
          </draw:text-box>
        </draw:frame>
        <draw:line draw:style-name="gr9" draw:text-style-name="P6" draw:layer="layout" svg:x1="16.5cm" svg:y1="8cm" svg:x2="18.5cm" svg:y2="10cm">
          <text:p text:style-name="P7"/>
        </draw:line>
        <draw:line draw:style-name="gr9" draw:text-style-name="P6" draw:layer="layout" svg:x1="25cm" svg:y1="8cm" svg:x2="23.5cm" svg:y2="10cm">
          <text:p text:style-name="P7"/>
        </draw:line>
        <draw:frame draw:style-name="gr11" draw:text-style-name="P8" draw:layer="layout" svg:width="1.277cm" svg:height="0.962cm" svg:x="8.223cm" svg:y="18.017cm">
          <draw:text-box>
            <text:p text:style-name="P7"><text:span text:style-name="T1">(a)</text:span></text:p>
          </draw:text-box>
        </draw:frame>
        <draw:frame draw:style-name="gr11" draw:text-style-name="P8" draw:layer="layout" svg:width="1.315cm" svg:height="0.962cm" svg:x="20.5cm" svg:y="18.017cm">
          <draw:text-box>
            <text:p text:style-name="P7"><text:span text:style-name="T1">(b)</text:span></text:p>
          </draw:text-box>
        </draw:frame>
      </draw:page>
      <draw:page draw:name="Map Partioning" draw:style-name="dp1" draw:master-page-name="Default">
        <office:forms form:automatic-focus="false" form:apply-design-mode="false"/>
        <draw:rect draw:style-name="gr12" draw:text-style-name="P6" draw:layer="layout" svg:width="4cm" svg:height="2.5cm" svg:x="6cm" svg:y="1.521cm">
          <text:p text:style-name="P7"/>
        </draw:rect>
        <draw:frame draw:style-name="gr11" draw:text-style-name="P8" draw:layer="layout" svg:width="3.355cm" svg:height="1.673cm" svg:x="6.196cm" svg:y="2.021cm">
          <draw:text-box>
            <text:p text:style-name="P7"><text:span text:style-name="T1">Region</text:span></text:p>
            <text:p text:style-name="P7"><text:span text:style-name="T1">on server</text:span></text:p>
          </draw:text-box>
        </draw:frame>
        <draw:rect draw:style-name="gr12" draw:text-style-name="P6" draw:id="id2" draw:layer="layout" svg:width="4cm" svg:height="2.5cm" svg:x="8.5cm" svg:y="7.021cm">
          <text:p text:style-name="P7"/>
        </draw:rect>
        <draw:rect draw:style-name="gr12" draw:text-style-name="P6" draw:id="id1" draw:layer="layout" svg:width="4cm" svg:height="2.5cm" svg:x="2cm" svg:y="6.021cm">
          <text:p text:style-name="P7"/>
        </draw:rect>
        <draw:rect draw:style-name="gr12" draw:text-style-name="P6" draw:id="id3" draw:layer="layout" svg:width="4cm" svg:height="2.5cm" svg:x="2.5cm" svg:y="10.021cm">
          <text:p text:style-name="P7"/>
        </draw:rect>
        <draw:rect draw:style-name="gr12" draw:text-style-name="P6" draw:id="id4" draw:layer="layout" svg:width="4cm" svg:height="2.5cm" svg:x="8cm" svg:y="12.021cm">
          <text:p text:style-name="P7"/>
        </draw:rect>
        <draw:rect draw:style-name="gr12" draw:text-style-name="P6" draw:layer="layout" svg:width="4cm" svg:height="2.5cm" svg:x="14cm" svg:y="6.021cm">
          <text:p text:style-name="P7"/>
        </draw:rect>
        <draw:rect draw:style-name="gr12" draw:text-style-name="P6" draw:layer="layout" svg:width="4cm" svg:height="2.5cm" svg:x="18cm" svg:y="6.021cm">
          <text:p text:style-name="P7"/>
        </draw:rect>
        <draw:rect draw:style-name="gr12" draw:text-style-name="P6" draw:layer="layout" svg:width="4cm" svg:height="2.5cm" svg:x="14cm" svg:y="8.521cm">
          <text:p text:style-name="P7"/>
        </draw:rect>
        <draw:rect draw:style-name="gr12" draw:text-style-name="P6" draw:layer="layout" svg:width="4cm" svg:height="2.5cm" svg:x="18cm" svg:y="8.521cm">
          <text:p text:style-name="P7"/>
        </draw:rect>
        <draw:rect draw:style-name="gr12" draw:text-style-name="P6" draw:layer="layout" svg:width="4cm" svg:height="2.5cm" svg:x="14cm" svg:y="11.021cm">
          <text:p text:style-name="P7"/>
        </draw:rect>
        <draw:rect draw:style-name="gr12" draw:text-style-name="P6" draw:layer="layout" svg:width="4cm" svg:height="2.5cm" svg:x="18cm" svg:y="11.021cm">
          <text:p text:style-name="P7"/>
        </draw:rect>
        <draw:connector draw:style-name="gr13" draw:text-style-name="P3" draw:layer="layout" draw:type="curve" svg:x1="6cm" svg:y1="7.271cm" svg:x2="8.5cm" svg:y2="8.271cm" draw:start-shape="id1" draw:start-glue-point="1" draw:end-shape="id2" draw:end-glue-point="3">
          <text:p text:style-name="P7"/>
        </draw:connector>
        <draw:connector draw:style-name="gr13" draw:text-style-name="P3" draw:layer="layout" draw:type="curve" svg:x1="4.5cm" svg:y1="10.021cm" svg:x2="4cm" svg:y2="8.521cm" draw:start-shape="id3" draw:start-glue-point="0" draw:end-shape="id1" draw:end-glue-point="2">
          <text:p text:style-name="P7"/>
        </draw:connector>
        <draw:connector draw:style-name="gr13" draw:text-style-name="P3" draw:layer="layout" draw:type="curve" svg:x1="6.5cm" svg:y1="11.271cm" svg:x2="10.5cm" svg:y2="9.521cm" draw:start-shape="id3" draw:start-glue-point="1" draw:end-shape="id2" draw:end-glue-point="2">
          <text:p text:style-name="P7"/>
        </draw:connector>
        <draw:connector draw:style-name="gr13" draw:text-style-name="P3" draw:layer="layout" draw:type="curve" svg:x1="12cm" svg:y1="13.271cm" svg:x2="12.5cm" svg:y2="8.271cm" draw:start-shape="id4" draw:start-glue-point="1" draw:end-shape="id2" draw:end-glue-point="1">
          <text:p text:style-name="P7"/>
        </draw:connector>
        <draw:g>
          <draw:circle draw:style-name="gr14" draw:text-style-name="P3" draw:layer="layout" svg:width="1.5cm" svg:height="1.5cm" svg:x="11.5cm" svg:y="2.021cm">
            <text:p text:style-name="P7"/>
          </draw:circle>
          <draw:circle draw:style-name="gr15" draw:text-style-name="P3" draw:layer="layout" svg:width="0.5cm" svg:height="0.5cm" svg:x="12cm" svg:y="2.521cm">
            <text:p text:style-name="P7"/>
          </draw:circle>
        </draw:g>
        <draw:frame draw:style-name="gr11" draw:text-style-name="P8" draw:layer="layout" svg:width="4.143cm" svg:height="1.673cm" svg:x="13.282cm" svg:y="1.806cm">
          <draw:text-box>
            <text:p text:style-name="P7"><text:span text:style-name="T1">Client and</text:span></text:p>
            <text:p text:style-name="P7"><text:span text:style-name="T1">field of view</text:span></text:p>
          </draw:text-box>
        </draw:frame>
        <draw:g>
          <draw:circle draw:style-name="gr14" draw:text-style-name="P3" draw:layer="layout" svg:width="1.5cm" svg:height="1.5cm" svg:x="2.5cm" svg:y="6.521cm">
            <text:p text:style-name="P7"/>
          </draw:circle>
          <draw:circle draw:style-name="gr15" draw:text-style-name="P3" draw:layer="layout" svg:width="0.5cm" svg:height="0.5cm" svg:x="3cm" svg:y="7.021cm">
            <text:p text:style-name="P7"/>
          </draw:circle>
        </draw:g>
        <draw:g>
          <draw:circle draw:style-name="gr14" draw:text-style-name="P3" draw:layer="layout" svg:width="1.5cm" svg:height="1.5cm" svg:x="8cm" svg:y="13.021cm">
            <text:p text:style-name="P7"/>
          </draw:circle>
          <draw:circle draw:style-name="gr15" draw:text-style-name="P3" draw:layer="layout" svg:width="0.5cm" svg:height="0.5cm" svg:x="8.5cm" svg:y="13.521cm">
            <text:p text:style-name="P7"/>
          </draw:circle>
        </draw:g>
        <draw:g>
          <draw:circle draw:style-name="gr14" draw:text-style-name="P3" draw:layer="layout" svg:width="1.5cm" svg:height="1.5cm" svg:x="8.5cm" svg:y="7.521cm">
            <text:p text:style-name="P7"/>
          </draw:circle>
          <draw:circle draw:style-name="gr15" draw:text-style-name="P3" draw:layer="layout" svg:width="0.5cm" svg:height="0.5cm" svg:x="9cm" svg:y="8.021cm">
            <text:p text:style-name="P7"/>
          </draw:circle>
        </draw:g>
        <draw:g>
          <draw:circle draw:style-name="gr14" draw:text-style-name="P3" draw:layer="layout" svg:width="1.5cm" svg:height="1.5cm" svg:x="9.5cm" svg:y="7.021cm">
            <text:p text:style-name="P7"/>
          </draw:circle>
          <draw:circle draw:style-name="gr15" draw:text-style-name="P3" draw:layer="layout" svg:width="0.5cm" svg:height="0.5cm" svg:x="10cm" svg:y="7.521cm">
            <text:p text:style-name="P7"/>
          </draw:circle>
        </draw:g>
        <draw:g>
          <draw:circle draw:style-name="gr14" draw:text-style-name="P3" draw:layer="layout" svg:width="1.5cm" svg:height="1.5cm" svg:x="15cm" svg:y="7.521cm">
            <text:p text:style-name="P7"/>
          </draw:circle>
          <draw:circle draw:style-name="gr15" draw:text-style-name="P3" draw:layer="layout" svg:width="0.5cm" svg:height="0.5cm" svg:x="15.5cm" svg:y="8.021cm">
            <text:p text:style-name="P7"/>
          </draw:circle>
        </draw:g>
        <draw:g>
          <draw:circle draw:style-name="gr14" draw:text-style-name="P3" draw:layer="layout" svg:width="1.5cm" svg:height="1.5cm" svg:x="16cm" svg:y="10.521cm">
            <text:p text:style-name="P7"/>
          </draw:circle>
          <draw:circle draw:style-name="gr15" draw:text-style-name="P3" draw:layer="layout" svg:width="0.5cm" svg:height="0.5cm" svg:x="16.5cm" svg:y="11.021cm">
            <text:p text:style-name="P7"/>
          </draw:circle>
        </draw:g>
        <draw:g>
          <draw:circle draw:style-name="gr14" draw:text-style-name="P3" draw:layer="layout" svg:width="1.5cm" svg:height="1.5cm" svg:x="17cm" svg:y="10.021cm">
            <text:p text:style-name="P7"/>
          </draw:circle>
          <draw:circle draw:style-name="gr15" draw:text-style-name="P3" draw:layer="layout" svg:width="0.5cm" svg:height="0.5cm" svg:x="17.5cm" svg:y="10.521cm">
            <text:p text:style-name="P7"/>
          </draw:circle>
        </draw:g>
        <draw:g>
          <draw:circle draw:style-name="gr14" draw:text-style-name="P3" draw:layer="layout" svg:width="1.5cm" svg:height="1.5cm" svg:x="19.5cm" svg:y="7.021cm">
            <text:p text:style-name="P7"/>
          </draw:circle>
          <draw:circle draw:style-name="gr15" draw:text-style-name="P3" draw:layer="layout" svg:width="0.5cm" svg:height="0.5cm" svg:x="20cm" svg:y="7.521cm">
            <text:p text:style-name="P7"/>
          </draw:circle>
        </draw:g>
        <draw:g>
          <draw:circle draw:style-name="gr14" draw:text-style-name="P3" draw:layer="layout" svg:width="1.5cm" svg:height="1.5cm" svg:x="17cm" svg:y="6.521cm">
            <text:p text:style-name="P7"/>
          </draw:circle>
          <draw:circle draw:style-name="gr15" draw:text-style-name="P3" draw:layer="layout" svg:width="0.5cm" svg:height="0.5cm" svg:x="17.5cm" svg:y="7.021cm">
            <text:p text:style-name="P7"/>
          </draw:circle>
        </draw:g>
        <draw:g>
          <draw:circle draw:style-name="gr14" draw:text-style-name="P3" draw:layer="layout" svg:width="1.5cm" svg:height="1.5cm" svg:x="20cm" svg:y="12.021cm">
            <text:p text:style-name="P7"/>
          </draw:circle>
          <draw:circle draw:style-name="gr15" draw:text-style-name="P3" draw:layer="layout" svg:width="0.5cm" svg:height="0.5cm" svg:x="20.5cm" svg:y="12.521cm">
            <text:p text:style-name="P7"/>
          </draw:circle>
        </draw:g>
        <draw:frame draw:style-name="gr11" draw:text-style-name="P8" draw:layer="layout" svg:width="1.277cm" svg:height="0.962cm" svg:x="7cm" svg:y="15.038cm">
          <draw:text-box>
            <text:p text:style-name="P7"><text:span text:style-name="T1">(a)</text:span></text:p>
          </draw:text-box>
        </draw:frame>
        <draw:frame draw:style-name="gr11" draw:text-style-name="P8" draw:layer="layout" svg:width="1.315cm" svg:height="0.962cm" svg:x="17.277cm" svg:y="15.038cm">
          <draw:text-box>
            <text:p text:style-name="P7"><text:span text:style-name="T1">(b)</text:span></text:p>
          </draw:text-box>
        </draw:frame>
      </draw:page>
      <draw:page draw:name="Flocking" draw:style-name="dp1" draw:master-page-name="Default">
        <office:forms form:automatic-focus="false" form:apply-design-mode="false"/>
        <draw:rect draw:style-name="gr12" draw:text-style-name="P6" draw:layer="layout" svg:width="9cm" svg:height="6cm" svg:x="6cm" svg:y="3.5cm">
          <text:p text:style-name="P7"/>
        </draw:rect>
        <draw:rect draw:style-name="gr12" draw:text-style-name="P6" draw:layer="layout" svg:width="9cm" svg:height="6cm" svg:x="15cm" svg:y="3.5cm">
          <text:p text:style-name="P7"/>
        </draw:rect>
        <draw:rect draw:style-name="gr12" draw:text-style-name="P6" draw:layer="layout" svg:width="9cm" svg:height="6cm" svg:x="6cm" svg:y="9.5cm">
          <text:p text:style-name="P7"/>
        </draw:rect>
        <draw:rect draw:style-name="gr12" draw:text-style-name="P6" draw:layer="layout" svg:width="9cm" svg:height="6cm" svg:x="15cm" svg:y="9.5cm">
          <text:p text:style-name="P7"/>
        </draw:rect>
        <draw:g>
          <draw:circle draw:style-name="gr14" draw:text-style-name="P3" draw:layer="layout" svg:width="1.5cm" svg:height="1.5cm" svg:x="7.263cm" svg:y="11.592cm">
            <text:p text:style-name="P7"/>
          </draw:circle>
          <draw:circle draw:style-name="gr15" draw:text-style-name="P3" draw:layer="layout" svg:width="0.5cm" svg:height="0.5cm" svg:x="7.763cm" svg:y="12.092cm">
            <text:p text:style-name="P7"/>
          </draw:circle>
        </draw:g>
        <draw:g>
          <draw:circle draw:style-name="gr14" draw:text-style-name="P3" draw:layer="layout" svg:width="1.5cm" svg:height="1.5cm" svg:x="12.5cm" svg:y="6cm">
            <text:p text:style-name="P7"/>
          </draw:circle>
          <draw:circle draw:style-name="gr15" draw:text-style-name="P3" draw:layer="layout" svg:width="0.5cm" svg:height="0.5cm" svg:x="13cm" svg:y="6.5cm">
            <text:p text:style-name="P7"/>
          </draw:circle>
        </draw:g>
        <draw:g>
          <draw:circle draw:style-name="gr14" draw:text-style-name="P3" draw:layer="layout" svg:width="1.5cm" svg:height="1.5cm" svg:x="16cm" svg:y="7.5cm">
            <text:p text:style-name="P7"/>
          </draw:circle>
          <draw:circle draw:style-name="gr15" draw:text-style-name="P3" draw:layer="layout" svg:width="0.5cm" svg:height="0.5cm" svg:x="16.5cm" svg:y="8cm">
            <text:p text:style-name="P7"/>
          </draw:circle>
        </draw:g>
        <draw:g>
          <draw:circle draw:style-name="gr14" draw:text-style-name="P3" draw:layer="layout" svg:width="1.5cm" svg:height="1.5cm" svg:x="17.421cm" svg:y="4.566cm">
            <text:p text:style-name="P7"/>
          </draw:circle>
          <draw:circle draw:style-name="gr15" draw:text-style-name="P3" draw:layer="layout" svg:width="0.5cm" svg:height="0.5cm" svg:x="17.921cm" svg:y="5.066cm">
            <text:p text:style-name="P7"/>
          </draw:circle>
        </draw:g>
        <draw:g>
          <draw:circle draw:style-name="gr14" draw:text-style-name="P3" draw:layer="layout" svg:width="1.5cm" svg:height="1.5cm" svg:x="9cm" svg:y="8.5cm">
            <text:p text:style-name="P7"/>
          </draw:circle>
          <draw:circle draw:style-name="gr15" draw:text-style-name="P3" draw:layer="layout" svg:width="0.5cm" svg:height="0.5cm" svg:x="9.5cm" svg:y="9cm">
            <text:p text:style-name="P7"/>
          </draw:circle>
        </draw:g>
        <draw:g>
          <draw:circle draw:style-name="gr14" draw:text-style-name="P3" draw:layer="layout" svg:width="1.5cm" svg:height="1.5cm" svg:x="16.5cm" svg:y="13cm">
            <text:p text:style-name="P7"/>
          </draw:circle>
          <draw:circle draw:style-name="gr15" draw:text-style-name="P3" draw:layer="layout" svg:width="0.5cm" svg:height="0.5cm" svg:x="17cm" svg:y="13.5cm">
            <text:p text:style-name="P7"/>
          </draw:circle>
        </draw:g>
        <draw:frame draw:style-name="gr11" draw:text-style-name="P8" draw:layer="layout" svg:width="2.822cm" svg:height="0.962cm" svg:x="12.178cm" svg:y="8.5cm">
          <draw:text-box>
            <text:p text:style-name="P7"><text:span text:style-name="T1">Server1</text:span></text:p>
          </draw:text-box>
        </draw:frame>
        <draw:frame draw:style-name="gr11" draw:text-style-name="P8" draw:layer="layout" svg:width="2.822cm" svg:height="0.962cm" svg:x="12.178cm" svg:y="14.5cm">
          <draw:text-box>
            <text:p text:style-name="P7"><text:span text:style-name="T1">Server3</text:span></text:p>
          </draw:text-box>
        </draw:frame>
        <draw:frame draw:style-name="gr11" draw:text-style-name="P8" draw:layer="layout" svg:width="2.822cm" svg:height="0.962cm" svg:x="21.178cm" svg:y="8.5cm">
          <draw:text-box>
            <text:p text:style-name="P7"><text:span text:style-name="T1">Server2</text:span></text:p>
          </draw:text-box>
        </draw:frame>
        <draw:frame draw:style-name="gr11" draw:text-style-name="P8" draw:layer="layout" svg:width="2.822cm" svg:height="0.962cm" svg:x="21.178cm" svg:y="14.5cm">
          <draw:text-box>
            <text:p text:style-name="P7"><text:span text:style-name="T1">Server4</text:span></text:p>
          </draw:text-box>
        </draw:frame>
        <draw:custom-shape draw:style-name="gr2" draw:text-style-name="P6" draw:layer="layout" svg:width="2.5cm" svg:height="2.5cm" draw:transform="rotate (0.784525498771303) translate (7.464cm 5.731cm)">
          <text:p text:style-name="P7"/>
          <draw:enhanced-geometry svg:viewBox="0 0 21600 21600" draw:glue-points="10800 0 0 10800 10800 21600 21600 10800" draw:path-stretchpoint-x="10800" draw:path-stretchpoint-y="10800" draw:text-areas="?f1 ?f1 ?f2 ?f3" draw:type="cross" draw:modifiers="8766.093562574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circle draw:style-name="gr14" draw:text-style-name="P3" draw:layer="layout" svg:width="1.5cm" svg:height="1.5cm" svg:x="12cm" svg:y="12.5cm">
            <text:p text:style-name="P7"/>
          </draw:circle>
          <draw:circle draw:style-name="gr15" draw:text-style-name="P3" draw:layer="layout" svg:width="0.5cm" svg:height="0.5cm" svg:x="12.5cm" svg:y="13cm">
            <text:p text:style-name="P7"/>
          </draw:circle>
        </draw:g>
        <draw:line draw:style-name="gr16" draw:text-style-name="P6" draw:layer="layout" svg:x1="12.479cm" svg:y1="12.163cm" svg:x2="11.768cm" svg:y2="10.425cm">
          <text:p text:style-name="P7"/>
        </draw:line>
        <draw:line draw:style-name="gr16" draw:text-style-name="P6" draw:layer="layout" svg:x1="16.665cm" svg:y1="12.874cm" svg:x2="15.559cm" svg:y2="11.334cm">
          <text:p text:style-name="P7"/>
        </draw:line>
        <draw:line draw:style-name="gr16" draw:text-style-name="P6" draw:layer="layout" svg:x1="17.297cm" svg:y1="5.371cm" svg:x2="15.164cm" svg:y2="5.726cm">
          <text:p text:style-name="P7"/>
        </draw:line>
        <draw:line draw:style-name="gr16" draw:text-style-name="P6" draw:layer="layout" svg:x1="8.174cm" svg:y1="11.531cm" svg:x2="8.5cm" svg:y2="9.5cm">
          <text:p text:style-name="P7"/>
        </draw:line>
        <draw:line draw:style-name="gr16" draw:text-style-name="P6" draw:layer="layout" svg:x1="9.723cm" svg:y1="8.303cm" svg:x2="9.223cm" svg:y2="6.803cm">
          <text:p text:style-name="P7"/>
        </draw:line>
        <draw:line draw:style-name="gr16" draw:text-style-name="P6" draw:layer="layout" svg:x1="12.36cm" svg:y1="6.634cm" svg:x2="11.452cm" svg:y2="6.437cm">
          <text:p text:style-name="P7"/>
        </draw:line>
        <draw:line draw:style-name="gr16" draw:text-style-name="P6" draw:layer="layout" svg:x1="15.875cm" svg:y1="8.056cm" svg:x2="14.098cm" svg:y2="7.542cm">
          <text:p text:style-name="P7"/>
        </draw:line>
        <draw:frame draw:style-name="gr11" draw:text-style-name="P8" draw:layer="layout" svg:width="2.301cm" svg:height="0.962cm" svg:x="7.201cm" svg:y="3.881cm">
          <draw:text-box>
            <text:p text:style-name="P7"><text:span text:style-name="T1">Quest</text:span></text:p>
          </draw:text-box>
        </draw:frame>
        <draw:frame draw:style-name="gr11" draw:text-style-name="P8" draw:layer="layout" svg:width="2.754cm" svg:height="0.962cm" svg:x="18.5cm" svg:y="4cm">
          <draw:text-box>
            <text:p text:style-name="P7"><text:span text:style-name="T1">Players</text:span></text:p>
          </draw:text-box>
        </draw:frame>
        <draw:frame draw:style-name="gr11" draw:text-style-name="P8" draw:layer="layout" svg:width="2.403cm" svg:height="0.962cm" svg:x="16.719cm" svg:y="11.817cm">
          <draw:text-box>
            <text:p text:style-name="P7"><text:span text:style-name="T1">Player</text:span></text:p>
          </draw:text-box>
        </draw:frame>
        <draw:frame draw:style-name="gr11" draw:text-style-name="P8" draw:layer="layout" svg:width="2.754cm" svg:height="0.962cm" svg:x="8.544cm" svg:y="10.752cm">
          <draw:text-box>
            <text:p text:style-name="P7"><text:span text:style-name="T1">Players</text:span></text:p>
          </draw:text-box>
        </draw:frame>
      </draw:page>
      <draw:page draw:name="Border protocol" draw:style-name="dp1" draw:master-page-name="Default">
        <office:forms form:automatic-focus="false" form:apply-design-mode="false"/>
        <draw:rect draw:style-name="gr17" draw:text-style-name="P6" draw:layer="layout" svg:width="6.5cm" svg:height="6.5cm" svg:x="8cm" svg:y="1.5cm">
          <text:p text:style-name="P7"/>
        </draw:rect>
        <draw:rect draw:style-name="gr17" draw:text-style-name="P6" draw:layer="layout" svg:width="6.5cm" svg:height="6.5cm" svg:x="1.5cm" svg:y="1.5cm">
          <text:p text:style-name="P7"/>
        </draw:rect>
        <draw:custom-shape draw:style-name="gr18" draw:text-style-name="P6" draw:layer="layout" svg:width="3.5cm" svg:height="3.5cm" svg:x="5.5cm" svg:y="3.5cm">
          <text:p text:style-name="P7"/>
          <draw:enhanced-geometry svg:viewBox="0 0 21600 21600" draw:type="rectangle" draw:enhanced-path="M 0 0 L 21600 0 21600 21600 0 21600 0 0 Z N"/>
        </draw:custom-shape>
        <draw:circle draw:style-name="gr15" draw:text-style-name="P3" draw:layer="layout" svg:width="0.5cm" svg:height="0.5cm" svg:x="7cm" svg:y="5cm">
          <text:p text:style-name="P7"/>
        </draw:circle>
        <draw:frame draw:style-name="gr11" draw:text-style-name="P9" draw:layer="layout" svg:width="3.842cm" svg:height="0.645cm" svg:x="1.5cm" svg:y="1.5cm">
          <draw:text-box>
            <text:p text:style-name="P7"><text:span text:style-name="T4">Region on server S1</text:span></text:p>
          </draw:text-box>
        </draw:frame>
        <draw:frame draw:style-name="gr11" draw:text-style-name="P9" draw:layer="layout" svg:width="3.842cm" svg:height="0.645cm" svg:x="8cm" svg:y="1.5cm">
          <draw:text-box>
            <text:p text:style-name="P7"><text:span text:style-name="T4">Region on server S2</text:span></text:p>
          </draw:text-box>
        </draw:frame>
        <draw:frame draw:style-name="gr11" draw:text-style-name="P10" draw:layer="layout" svg:width="2.149cm" svg:height="1.039cm" svg:x="6.004cm" svg:y="3.5cm">
          <draw:text-box>
            <text:p text:style-name="P1"><text:span text:style-name="T4">Area seen</text:span></text:p>
            <text:p text:style-name="P1"><text:span text:style-name="T4">by client</text:span></text:p>
          </draw:text-box>
        </draw:frame>
        <draw:frame draw:style-name="gr19" draw:text-style-name="P11" draw:layer="layout" svg:width="1.5cm" svg:height="0.645cm" svg:x="6.5cm" svg:y="5.5cm">
          <draw:text-box>
            <text:p text:style-name="P1"><text:span text:style-name="T4">client</text:span></text:p>
          </draw:text-box>
        </draw:frame>
        <draw:line draw:style-name="gr20" draw:text-style-name="P6" draw:layer="layout" svg:x1="8cm" svg:y1="3.5cm" svg:x2="8cm" svg:y2="7cm">
          <text:p text:style-name="P7"/>
        </draw:line>
        <draw:custom-shape draw:style-name="gr21" draw:text-style-name="P6" draw:layer="layout" svg:width="1cm" svg:height="3.5cm" svg:x="8cm" svg:y="3.5cm">
          <text:p text:style-name="P7"/>
          <draw:enhanced-geometry svg:viewBox="0 0 21600 21600" draw:type="rectangle" draw:enhanced-path="M 0 0 L 21600 0 21600 21600 0 21600 0 0 Z N"/>
        </draw:custom-shape>
        <draw:line draw:style-name="gr22" draw:text-style-name="P6" draw:layer="layout" svg:x1="10cm" svg:y1="3.5cm" svg:x2="8.5cm" svg:y2="4.5cm">
          <text:p text:style-name="P7"/>
        </draw:line>
        <draw:frame draw:style-name="gr23" draw:text-style-name="P11" draw:layer="layout" svg:width="3.5cm" svg:height="1.039cm" svg:x="10cm" svg:y="3cm">
          <draw:text-box>
            <text:p text:style-name="P1"><text:span text:style-name="T4">updated by</text:span></text:p>
            <text:p text:style-name="P1"><text:span text:style-name="T4">server S2</text:span></text:p>
          </draw:text-box>
        </draw:frame>
        <draw:line draw:style-name="gr22" draw:text-style-name="P6" draw:layer="layout" svg:x1="4.5cm" svg:y1="5cm" svg:x2="6cm" svg:y2="5.5cm">
          <text:p text:style-name="P7"/>
        </draw:line>
        <draw:frame draw:style-name="gr23" draw:text-style-name="P11" draw:layer="layout" svg:width="3.5cm" svg:height="1.039cm" svg:x="2.5cm" svg:y="4cm">
          <draw:text-box>
            <text:p text:style-name="P1"><text:span text:style-name="T4">updated by</text:span></text:p>
            <text:p text:style-name="P1"><text:span text:style-name="T4">server S1</text:span></text:p>
          </draw:text-box>
        </draw:frame>
        <draw:rect draw:style-name="gr24" draw:text-style-name="P6" draw:layer="layout" svg:width="6.5cm" svg:height="8cm" svg:x="3.5cm" svg:y="10.5cm">
          <text:p text:style-name="P7"/>
        </draw:rect>
        <draw:custom-shape draw:style-name="gr18" draw:text-style-name="P6" draw:layer="layout" svg:width="3.5cm" svg:height="3.5cm" svg:x="7.5cm" svg:y="12.5cm">
          <text:p text:style-name="P7"/>
          <draw:enhanced-geometry svg:viewBox="0 0 21600 21600" draw:type="rectangle" draw:enhanced-path="M 0 0 L 21600 0 21600 21600 0 21600 0 0 Z N"/>
        </draw:custom-shape>
        <draw:circle draw:style-name="gr15" draw:text-style-name="P3" draw:layer="layout" svg:width="0.5cm" svg:height="0.5cm" svg:x="9cm" svg:y="14cm">
          <text:p text:style-name="P7"/>
        </draw:circle>
        <draw:frame draw:style-name="gr11" draw:text-style-name="P9" draw:layer="layout" svg:width="3.842cm" svg:height="0.645cm" svg:x="3.5cm" svg:y="10.5cm">
          <draw:text-box>
            <text:p text:style-name="P7"><text:span text:style-name="T4">Region on server S1</text:span></text:p>
          </draw:text-box>
        </draw:frame>
        <draw:frame draw:style-name="gr11" draw:text-style-name="P9" draw:layer="layout" svg:width="5.002cm" svg:height="0.645cm" svg:x="10cm" svg:y="10.5cm">
          <draw:text-box>
            <text:p text:style-name="P7"><text:span text:style-name="T4">Region not belonging to S1</text:span></text:p>
          </draw:text-box>
        </draw:frame>
        <draw:frame draw:style-name="gr11" draw:text-style-name="P10" draw:layer="layout" svg:width="3.588cm" svg:height="0.645cm" svg:x="7.535cm" svg:y="17cm">
          <draw:text-box>
            <text:p text:style-name="P1"><text:span text:style-name="T4">area seen by client</text:span></text:p>
          </draw:text-box>
        </draw:frame>
        <draw:frame draw:style-name="gr19" draw:text-style-name="P11" draw:layer="layout" svg:width="1.5cm" svg:height="0.645cm" svg:x="8.5cm" svg:y="14.5cm">
          <draw:text-box>
            <text:p text:style-name="P1"><text:span text:style-name="T4">client</text:span></text:p>
          </draw:text-box>
        </draw:frame>
        <draw:line draw:style-name="gr20" draw:text-style-name="P6" draw:layer="layout" svg:x1="10cm" svg:y1="12.5cm" svg:x2="10cm" svg:y2="16cm">
          <text:p text:style-name="P7"/>
        </draw:line>
        <draw:custom-shape draw:style-name="gr21" draw:text-style-name="P6" draw:layer="layout" svg:width="1cm" svg:height="3.5cm" svg:x="10cm" svg:y="12.5cm">
          <text:p text:style-name="P7"/>
          <draw:enhanced-geometry svg:viewBox="0 0 21600 21600" draw:type="rectangle" draw:enhanced-path="M 0 0 L 21600 0 21600 21600 0 21600 0 0 Z N"/>
        </draw:custom-shape>
        <draw:line draw:style-name="gr22" draw:text-style-name="P6" draw:layer="layout" svg:x1="12cm" svg:y1="12.5cm" svg:x2="10.5cm" svg:y2="13.5cm">
          <text:p text:style-name="P7"/>
        </draw:line>
        <draw:frame draw:style-name="gr23" draw:text-style-name="P11" draw:layer="layout" svg:width="3.5cm" svg:height="1.039cm" svg:x="12cm" svg:y="12cm">
          <draw:text-box>
            <text:p text:style-name="P1"><text:span text:style-name="T4">not sent to client by S1</text:span></text:p>
          </draw:text-box>
        </draw:frame>
        <draw:line draw:style-name="gr22" draw:text-style-name="P6" draw:layer="layout" svg:x1="6.5cm" svg:y1="14cm" svg:x2="8cm" svg:y2="14.5cm">
          <text:p text:style-name="P7"/>
        </draw:line>
        <draw:frame draw:style-name="gr23" draw:text-style-name="P11" draw:layer="layout" svg:width="3.5cm" svg:height="1.039cm" svg:x="4cm" svg:y="12.961cm">
          <draw:text-box>
            <text:p text:style-name="P1"><text:span text:style-name="T4">updated by</text:span></text:p>
            <text:p text:style-name="P1"><text:span text:style-name="T4">server S1</text:span></text:p>
          </draw:text-box>
        </draw:frame>
        <draw:line draw:style-name="gr25" draw:text-style-name="P6" draw:layer="layout" svg:x1="9.566cm" svg:y1="14.223cm" svg:x2="11.066cm" svg:y2="14.223cm">
          <text:p text:style-name="P7"/>
        </draw:line>
        <draw:line draw:style-name="gr22" draw:text-style-name="P6" draw:layer="layout" svg:x1="12.531cm" svg:y1="15.5cm" svg:x2="10.409cm" svg:y2="14.362cm">
          <text:p text:style-name="P7"/>
        </draw:line>
        <draw:frame draw:style-name="gr23" draw:text-style-name="P11" draw:layer="layout" svg:width="3.5cm" svg:height="1cm" svg:x="12cm" svg:y="15.5cm">
          <draw:text-box>
            <text:p text:style-name="P1"><text:span text:style-name="T4">view distance</text:span></text:p>
          </draw:text-box>
        </draw:frame>
        <draw:custom-shape draw:style-name="gr26" draw:text-style-name="P6" draw:layer="layout" svg:width="1cm" svg:height="4.5cm" draw:transform="rotate (-1.57079632679579) translate (11.5cm 16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ge>
      <draw:page draw:name="A*" draw:style-name="dp1" draw:master-page-name="Default">
        <office:forms form:automatic-focus="false" form:apply-design-mode="false"/>
        <draw:custom-shape draw:style-name="gr27" draw:text-style-name="P6" draw:layer="layout" svg:width="1cm" svg:height="1cm" svg:x="1.5cm" svg:y="1.5cm">
          <text:p text:style-name="P7"/>
          <draw:enhanced-geometry svg:viewBox="0 0 21600 21600" draw:glue-points="10800 0 0 10800 10800 21600 21600 10800" draw:type="flowchart-process" draw:enhanced-path="M 0 0 L 21600 0 21600 21600 0 21600 0 0 Z N"/>
        </draw:custom-shape>
        <draw:custom-shape draw:style-name="gr28" draw:text-style-name="P6" draw:layer="layout" svg:width="1cm" svg:height="1cm" svg:x="2.5cm" svg:y="1.5cm">
          <text:p text:style-name="P7"/>
          <draw:enhanced-geometry svg:viewBox="0 0 21600 21600" draw:glue-points="10800 0 0 10800 10800 21600 21600 10800" draw:type="flowchart-process" draw:enhanced-path="M 0 0 L 21600 0 21600 21600 0 21600 0 0 Z N"/>
        </draw:custom-shape>
        <draw:custom-shape draw:style-name="gr28" draw:text-style-name="P6" draw:layer="layout" svg:width="1cm" svg:height="1cm" svg:x="3.5cm" svg:y="1.5cm">
          <text:p text:style-name="P7"/>
          <draw:enhanced-geometry svg:viewBox="0 0 21600 21600" draw:glue-points="10800 0 0 10800 10800 21600 21600 10800" draw:type="flowchart-process" draw:enhanced-path="M 0 0 L 21600 0 21600 21600 0 21600 0 0 Z N"/>
        </draw:custom-shape>
        <draw:custom-shape draw:style-name="gr29" draw:text-style-name="P3" draw:layer="layout" svg:width="1cm" svg:height="1cm" svg:x="4.5cm" svg:y="1.5cm">
          <text:p text:style-name="P1"><text:span text:style-name="T1">F</text:span></text:p>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5.5cm" svg:y="1.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6.5cm" svg:y="1.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1.5cm" svg:y="2.5cm">
          <text:p text:style-name="P7"/>
          <draw:enhanced-geometry svg:viewBox="0 0 21600 21600" draw:glue-points="10800 0 0 10800 10800 21600 21600 10800" draw:type="flowchart-process" draw:enhanced-path="M 0 0 L 21600 0 21600 21600 0 21600 0 0 Z N"/>
        </draw:custom-shape>
        <draw:custom-shape draw:style-name="gr28" draw:text-style-name="P6" draw:layer="layout" svg:width="1cm" svg:height="1cm" svg:x="2.5cm" svg:y="2.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3.5cm" svg:y="2.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4.5cm" svg:y="2.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5.5cm" svg:y="2.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6.5cm" svg:y="2.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1.5cm" svg:y="3.5cm">
          <text:p text:style-name="P7"/>
          <draw:enhanced-geometry svg:viewBox="0 0 21600 21600" draw:glue-points="10800 0 0 10800 10800 21600 21600 10800" draw:type="flowchart-process" draw:enhanced-path="M 0 0 L 21600 0 21600 21600 0 21600 0 0 Z N"/>
        </draw:custom-shape>
        <draw:custom-shape draw:style-name="gr28" draw:text-style-name="P6" draw:layer="layout" svg:width="1cm" svg:height="1cm" svg:x="2.5cm" svg:y="3.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3.5cm" svg:y="3.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4.5cm" svg:y="3.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5.5cm" svg:y="3.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6.5cm" svg:y="3.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1.5cm" svg:y="4.5cm">
          <text:p text:style-name="P7"/>
          <draw:enhanced-geometry svg:viewBox="0 0 21600 21600" draw:glue-points="10800 0 0 10800 10800 21600 21600 10800" draw:type="flowchart-process" draw:enhanced-path="M 0 0 L 21600 0 21600 21600 0 21600 0 0 Z N"/>
        </draw:custom-shape>
        <draw:custom-shape draw:style-name="gr28" draw:text-style-name="P6" draw:layer="layout" svg:width="1cm" svg:height="1cm" svg:x="2.5cm" svg:y="4.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3.5cm" svg:y="4.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4.5cm" svg:y="4.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5.5cm" svg:y="4.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6.5cm" svg:y="4.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1.5cm" svg:y="5.5cm">
          <text:p text:style-name="P7"/>
          <draw:enhanced-geometry svg:viewBox="0 0 21600 21600" draw:glue-points="10800 0 0 10800 10800 21600 21600 10800" draw:type="flowchart-process" draw:enhanced-path="M 0 0 L 21600 0 21600 21600 0 21600 0 0 Z N"/>
        </draw:custom-shape>
        <draw:custom-shape draw:style-name="gr28" draw:text-style-name="P6" draw:layer="layout" svg:width="1cm" svg:height="1cm" svg:x="2.5cm" svg:y="5.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3.5cm" svg:y="5.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4.5cm" svg:y="5.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5.5cm" svg:y="5.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6.5cm" svg:y="5.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1.5cm" svg:y="6.5cm">
          <text:p text:style-name="P7"/>
          <draw:enhanced-geometry svg:viewBox="0 0 21600 21600" draw:glue-points="10800 0 0 10800 10800 21600 21600 10800" draw:type="flowchart-process" draw:enhanced-path="M 0 0 L 21600 0 21600 21600 0 21600 0 0 Z N"/>
        </draw:custom-shape>
        <draw:custom-shape draw:style-name="gr29" draw:text-style-name="P3" draw:layer="layout" svg:width="1cm" svg:height="1cm" svg:x="2.5cm" svg:y="6.5cm">
          <text:p text:style-name="P1"><text:span text:style-name="T1">S</text:span></text:p>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3.5cm" svg:y="6.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4.5cm" svg:y="6.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5.5cm" svg:y="6.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6.5cm" svg:y="6.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1.5cm" svg:y="9.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2.5cm" svg:y="9.5cm">
          <text:p text:style-name="P7"/>
          <draw:enhanced-geometry svg:viewBox="0 0 21600 21600" draw:glue-points="10800 0 0 10800 10800 21600 21600 10800" draw:type="flowchart-process" draw:enhanced-path="M 0 0 L 21600 0 21600 21600 0 21600 0 0 Z N"/>
        </draw:custom-shape>
        <draw:custom-shape draw:style-name="gr29" draw:text-style-name="P3" draw:layer="layout" svg:width="1cm" svg:height="1cm" svg:x="3.5cm" svg:y="9.5cm">
          <text:p text:style-name="P1"><text:span text:style-name="T1">F</text:span></text:p>
          <draw:enhanced-geometry svg:viewBox="0 0 21600 21600" draw:glue-points="10800 0 0 10800 10800 21600 21600 10800" draw:type="flowchart-process" draw:enhanced-path="M 0 0 L 21600 0 21600 21600 0 21600 0 0 Z N"/>
        </draw:custom-shape>
        <draw:custom-shape draw:style-name="gr28" draw:text-style-name="P6" draw:layer="layout" svg:width="1cm" svg:height="1cm" svg:x="4.5cm" svg:y="9.5cm">
          <text:p text:style-name="P7"/>
          <draw:enhanced-geometry svg:viewBox="0 0 21600 21600" draw:glue-points="10800 0 0 10800 10800 21600 21600 10800" draw:type="flowchart-process" draw:enhanced-path="M 0 0 L 21600 0 21600 21600 0 21600 0 0 Z N"/>
        </draw:custom-shape>
        <draw:custom-shape draw:style-name="gr28" draw:text-style-name="P6" draw:layer="layout" svg:width="1cm" svg:height="1cm" svg:x="5.5cm" svg:y="9.5cm">
          <text:p text:style-name="P7"/>
          <draw:enhanced-geometry svg:viewBox="0 0 21600 21600" draw:glue-points="10800 0 0 10800 10800 21600 21600 10800" draw:type="flowchart-process" draw:enhanced-path="M 0 0 L 21600 0 21600 21600 0 21600 0 0 Z N"/>
        </draw:custom-shape>
        <draw:custom-shape draw:style-name="gr28" draw:text-style-name="P6" draw:layer="layout" svg:width="1cm" svg:height="1cm" svg:x="6.5cm" svg:y="9.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1.5cm" svg:y="10.5cm">
          <text:p text:style-name="P7"/>
          <draw:enhanced-geometry svg:viewBox="0 0 21600 21600" draw:glue-points="10800 0 0 10800 10800 21600 21600 10800" draw:type="flowchart-process" draw:enhanced-path="M 0 0 L 21600 0 21600 21600 0 21600 0 0 Z N"/>
        </draw:custom-shape>
        <draw:custom-shape draw:style-name="gr31" draw:text-style-name="P6" draw:layer="layout" svg:width="1cm" svg:height="1cm" svg:x="2.5cm" svg:y="10.5cm">
          <text:p text:style-name="P7"/>
          <draw:enhanced-geometry svg:viewBox="0 0 21600 21600" draw:glue-points="10800 0 0 10800 10800 21600 21600 10800" draw:type="flowchart-process" draw:enhanced-path="M 0 0 L 21600 0 21600 21600 0 21600 0 0 Z N"/>
        </draw:custom-shape>
        <draw:custom-shape draw:style-name="gr31" draw:text-style-name="P6" draw:layer="layout" svg:width="1cm" svg:height="1cm" svg:x="3.5cm" svg:y="10.5cm">
          <text:p text:style-name="P7"/>
          <draw:enhanced-geometry svg:viewBox="0 0 21600 21600" draw:glue-points="10800 0 0 10800 10800 21600 21600 10800" draw:type="flowchart-process" draw:enhanced-path="M 0 0 L 21600 0 21600 21600 0 21600 0 0 Z N"/>
        </draw:custom-shape>
        <draw:custom-shape draw:style-name="gr31" draw:text-style-name="P6" draw:layer="layout" svg:width="1cm" svg:height="1cm" svg:x="4.5cm" svg:y="10.5cm">
          <text:p text:style-name="P7"/>
          <draw:enhanced-geometry svg:viewBox="0 0 21600 21600" draw:glue-points="10800 0 0 10800 10800 21600 21600 10800" draw:type="flowchart-process" draw:enhanced-path="M 0 0 L 21600 0 21600 21600 0 21600 0 0 Z N"/>
        </draw:custom-shape>
        <draw:custom-shape draw:style-name="gr31" draw:text-style-name="P6" draw:layer="layout" svg:width="1cm" svg:height="1cm" svg:x="5.5cm" svg:y="10.5cm">
          <text:p text:style-name="P7"/>
          <draw:enhanced-geometry svg:viewBox="0 0 21600 21600" draw:glue-points="10800 0 0 10800 10800 21600 21600 10800" draw:type="flowchart-process" draw:enhanced-path="M 0 0 L 21600 0 21600 21600 0 21600 0 0 Z N"/>
        </draw:custom-shape>
        <draw:custom-shape draw:style-name="gr28" draw:text-style-name="P6" draw:layer="layout" svg:width="1cm" svg:height="1cm" svg:x="6.5cm" svg:y="10.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1.5cm" svg:y="11.5cm">
          <text:p text:style-name="P7"/>
          <draw:enhanced-geometry svg:viewBox="0 0 21600 21600" draw:glue-points="10800 0 0 10800 10800 21600 21600 10800" draw:type="flowchart-process" draw:enhanced-path="M 0 0 L 21600 0 21600 21600 0 21600 0 0 Z N"/>
        </draw:custom-shape>
        <draw:custom-shape draw:style-name="gr31" draw:text-style-name="P6" draw:layer="layout" svg:width="1cm" svg:height="1cm" svg:x="2.5cm" svg:y="11.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3.5cm" svg:y="11.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4.5cm" svg:y="11.5cm">
          <text:p text:style-name="P7"/>
          <draw:enhanced-geometry svg:viewBox="0 0 21600 21600" draw:glue-points="10800 0 0 10800 10800 21600 21600 10800" draw:type="flowchart-process" draw:enhanced-path="M 0 0 L 21600 0 21600 21600 0 21600 0 0 Z N"/>
        </draw:custom-shape>
        <draw:custom-shape draw:style-name="gr31" draw:text-style-name="P6" draw:layer="layout" svg:width="1cm" svg:height="1cm" svg:x="5.5cm" svg:y="11.5cm">
          <text:p text:style-name="P7"/>
          <draw:enhanced-geometry svg:viewBox="0 0 21600 21600" draw:glue-points="10800 0 0 10800 10800 21600 21600 10800" draw:type="flowchart-process" draw:enhanced-path="M 0 0 L 21600 0 21600 21600 0 21600 0 0 Z N"/>
        </draw:custom-shape>
        <draw:custom-shape draw:style-name="gr28" draw:text-style-name="P6" draw:layer="layout" svg:width="1cm" svg:height="1cm" svg:x="6.5cm" svg:y="11.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1.5cm" svg:y="12.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2.5cm" svg:y="12.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3.5cm" svg:y="12.5cm">
          <text:p text:style-name="P7"/>
          <draw:enhanced-geometry svg:viewBox="0 0 21600 21600" draw:glue-points="10800 0 0 10800 10800 21600 21600 10800" draw:type="flowchart-process" draw:enhanced-path="M 0 0 L 21600 0 21600 21600 0 21600 0 0 Z N"/>
        </draw:custom-shape>
        <draw:custom-shape draw:style-name="gr28" draw:text-style-name="P6" draw:layer="layout" svg:width="1cm" svg:height="1cm" svg:x="4.5cm" svg:y="12.5cm">
          <text:p text:style-name="P7"/>
          <draw:enhanced-geometry svg:viewBox="0 0 21600 21600" draw:glue-points="10800 0 0 10800 10800 21600 21600 10800" draw:type="flowchart-process" draw:enhanced-path="M 0 0 L 21600 0 21600 21600 0 21600 0 0 Z N"/>
        </draw:custom-shape>
        <draw:custom-shape draw:style-name="gr28" draw:text-style-name="P6" draw:layer="layout" svg:width="1cm" svg:height="1cm" svg:x="5.5cm" svg:y="12.5cm">
          <text:p text:style-name="P7"/>
          <draw:enhanced-geometry svg:viewBox="0 0 21600 21600" draw:glue-points="10800 0 0 10800 10800 21600 21600 10800" draw:type="flowchart-process" draw:enhanced-path="M 0 0 L 21600 0 21600 21600 0 21600 0 0 Z N"/>
        </draw:custom-shape>
        <draw:custom-shape draw:style-name="gr28" draw:text-style-name="P6" draw:layer="layout" svg:width="1cm" svg:height="1cm" svg:x="6.5cm" svg:y="12.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1.5cm" svg:y="13.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2.5cm" svg:y="13.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3.5cm" svg:y="13.5cm">
          <text:p text:style-name="P7"/>
          <draw:enhanced-geometry svg:viewBox="0 0 21600 21600" draw:glue-points="10800 0 0 10800 10800 21600 21600 10800" draw:type="flowchart-process" draw:enhanced-path="M 0 0 L 21600 0 21600 21600 0 21600 0 0 Z N"/>
        </draw:custom-shape>
        <draw:custom-shape draw:style-name="gr28" draw:text-style-name="P6" draw:layer="layout" svg:width="1cm" svg:height="1cm" svg:x="4.5cm" svg:y="13.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5.5cm" svg:y="13.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6.5cm" svg:y="13.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1.5cm" svg:y="14.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2.5cm" svg:y="14.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3.5cm" svg:y="14.5cm">
          <text:p text:style-name="P7"/>
          <draw:enhanced-geometry svg:viewBox="0 0 21600 21600" draw:glue-points="10800 0 0 10800 10800 21600 21600 10800" draw:type="flowchart-process" draw:enhanced-path="M 0 0 L 21600 0 21600 21600 0 21600 0 0 Z N"/>
        </draw:custom-shape>
        <draw:custom-shape draw:style-name="gr29" draw:text-style-name="P3" draw:layer="layout" svg:width="1cm" svg:height="1cm" svg:x="4.5cm" svg:y="14.5cm">
          <text:p text:style-name="P1"><text:span text:style-name="T1">S</text:span></text:p>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5.5cm" svg:y="14.5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6.5cm" svg:y="14.5cm">
          <text:p text:style-name="P7"/>
          <draw:enhanced-geometry svg:viewBox="0 0 21600 21600" draw:glue-points="10800 0 0 10800 10800 21600 21600 10800" draw:type="flowchart-process" draw:enhanced-path="M 0 0 L 21600 0 21600 21600 0 21600 0 0 Z N"/>
        </draw:custom-shape>
        <draw:custom-shape draw:style-name="gr30" draw:text-style-name="P6" draw:layer="layout" svg:width="1cm" svg:height="1cm" svg:x="9cm" svg:y="2cm">
          <text:p text:style-name="P7"/>
          <draw:enhanced-geometry svg:viewBox="0 0 21600 21600" draw:glue-points="10800 0 0 10800 10800 21600 21600 10800" draw:type="flowchart-process" draw:enhanced-path="M 0 0 L 21600 0 21600 21600 0 21600 0 0 Z N"/>
        </draw:custom-shape>
        <draw:custom-shape draw:style-name="gr27" draw:text-style-name="P6" draw:layer="layout" svg:width="1cm" svg:height="1cm" svg:x="9cm" svg:y="5cm">
          <text:p text:style-name="P7"/>
          <draw:enhanced-geometry svg:viewBox="0 0 21600 21600" draw:glue-points="10800 0 0 10800 10800 21600 21600 10800" draw:type="flowchart-process" draw:enhanced-path="M 0 0 L 21600 0 21600 21600 0 21600 0 0 Z N"/>
        </draw:custom-shape>
        <draw:custom-shape draw:style-name="gr28" draw:text-style-name="P6" draw:layer="layout" svg:width="1cm" svg:height="1cm" svg:x="9cm" svg:y="6.5cm">
          <text:p text:style-name="P7"/>
          <draw:enhanced-geometry svg:viewBox="0 0 21600 21600" draw:glue-points="10800 0 0 10800 10800 21600 21600 10800" draw:type="flowchart-process" draw:enhanced-path="M 0 0 L 21600 0 21600 21600 0 21600 0 0 Z N"/>
        </draw:custom-shape>
        <draw:custom-shape draw:style-name="gr31" draw:text-style-name="P6" draw:layer="layout" svg:width="1cm" svg:height="1cm" svg:x="9cm" svg:y="3.5cm">
          <text:p text:style-name="P7"/>
          <draw:enhanced-geometry svg:viewBox="0 0 21600 21600" draw:glue-points="10800 0 0 10800 10800 21600 21600 10800" draw:type="flowchart-process" draw:enhanced-path="M 0 0 L 21600 0 21600 21600 0 21600 0 0 Z N"/>
        </draw:custom-shape>
        <draw:custom-shape draw:style-name="gr29" draw:text-style-name="P3" draw:layer="layout" svg:width="1cm" svg:height="1cm" svg:x="9cm" svg:y="8cm">
          <text:p text:style-name="P1"><text:span text:style-name="T1">S</text:span></text:p>
          <draw:enhanced-geometry svg:viewBox="0 0 21600 21600" draw:glue-points="10800 0 0 10800 10800 21600 21600 10800" draw:type="flowchart-process" draw:enhanced-path="M 0 0 L 21600 0 21600 21600 0 21600 0 0 Z N"/>
        </draw:custom-shape>
        <draw:custom-shape draw:style-name="gr29" draw:text-style-name="P3" draw:layer="layout" svg:width="1cm" svg:height="1cm" svg:x="9cm" svg:y="9.5cm">
          <text:p text:style-name="P1"><text:span text:style-name="T1">F</text:span></text:p>
          <draw:enhanced-geometry svg:viewBox="0 0 21600 21600" draw:glue-points="10800 0 0 10800 10800 21600 21600 10800" draw:type="flowchart-process" draw:enhanced-path="M 0 0 L 21600 0 21600 21600 0 21600 0 0 Z N"/>
        </draw:custom-shape>
        <draw:frame draw:style-name="gr11" draw:text-style-name="P12" draw:layer="layout" svg:width="1.954cm" svg:height="0.645cm" svg:x="10cm" svg:y="2cm">
          <draw:text-box>
            <text:p text:style-name="P7"><text:span text:style-name="T5">free node</text:span></text:p>
          </draw:text-box>
        </draw:frame>
        <draw:frame draw:style-name="gr11" draw:text-style-name="P12" draw:layer="layout" svg:width="2.547cm" svg:height="0.645cm" svg:x="10cm" svg:y="3.5cm">
          <draw:text-box>
            <text:p text:style-name="P7"><text:span text:style-name="T5">blocked node</text:span></text:p>
          </draw:text-box>
        </draw:frame>
        <draw:frame draw:style-name="gr11" draw:text-style-name="P12" draw:layer="layout" svg:width="2.678cm" svg:height="0.645cm" svg:x="10cm" svg:y="5cm">
          <draw:text-box>
            <text:p text:style-name="P7"><text:span text:style-name="T5">explored node</text:span></text:p>
          </draw:text-box>
        </draw:frame>
        <draw:frame draw:style-name="gr11" draw:text-style-name="P12" draw:layer="layout" svg:width="7.36cm" svg:height="0.645cm" svg:x="10cm" svg:y="6.5cm">
          <draw:text-box>
            <text:p text:style-name="P7"><text:span text:style-name="T5">explored node that is also part of the solution</text:span></text:p>
          </draw:text-box>
        </draw:frame>
        <draw:frame draw:style-name="gr11" draw:text-style-name="P12" draw:layer="layout" svg:width="2.492cm" svg:height="0.645cm" svg:x="10cm" svg:y="8cm">
          <draw:text-box>
            <text:p text:style-name="P7"><text:span text:style-name="T5">starting node</text:span></text:p>
          </draw:text-box>
        </draw:frame>
        <draw:frame draw:style-name="gr11" draw:text-style-name="P12" draw:layer="layout" svg:width="1.933cm" svg:height="0.645cm" svg:x="10cm" svg:y="9.5cm">
          <draw:text-box>
            <text:p text:style-name="P7"><text:span text:style-name="T5">end node</text:span></text:p>
          </draw:text-box>
        </draw:frame>
        <draw:frame draw:style-name="gr11" draw:text-style-name="P9" draw:layer="layout" svg:width="2.585cm" svg:height="0.645cm" svg:x="1.5cm" svg:y="8cm">
          <draw:text-box>
            <text:p text:style-name="P7"><text:span text:style-name="T4">(a) best case</text:span></text:p>
          </draw:text-box>
        </draw:frame>
        <draw:frame draw:style-name="gr11" draw:text-style-name="P9" draw:layer="layout" svg:width="2.818cm" svg:height="0.645cm" svg:x="1.5cm" svg:y="15.855cm">
          <draw:text-box>
            <text:p text:style-name="P7"><text:span text:style-name="T4">(b) worst case</text:span></text:p>
          </draw:text-box>
        </draw:frame>
      </draw:page>
      <draw:page draw:name="Region Aggregation" draw:style-name="dp1" draw:master-page-name="Default">
        <office:forms form:automatic-focus="false" form:apply-design-mode="false"/>
        <draw:rect draw:style-name="gr32" draw:text-style-name="P2" draw:layer="layout" svg:width="2.5cm" svg:height="2.5cm" svg:x="3.244cm" svg:y="4.29cm">
          <text:p text:style-name="P1"><text:span text:style-name="T1">S1</text:span></text:p>
        </draw:rect>
        <draw:rect draw:style-name="gr32" draw:text-style-name="P2" draw:layer="layout" svg:width="2.5cm" svg:height="2.5cm" svg:x="5.732cm" svg:y="4.29cm">
          <text:p text:style-name="P1"><text:span text:style-name="T1">S1</text:span></text:p>
        </draw:rect>
        <draw:rect draw:style-name="gr33" draw:text-style-name="P2" draw:layer="layout" svg:width="2.5cm" svg:height="2.5cm" svg:x="8.219cm" svg:y="4.29cm">
          <text:p text:style-name="P1"><text:span text:style-name="T1">S3</text:span></text:p>
        </draw:rect>
        <draw:rect draw:style-name="gr34" draw:text-style-name="P2" draw:layer="layout" svg:width="2.5cm" svg:height="2.5cm" svg:x="10.707cm" svg:y="4.29cm">
          <text:p text:style-name="P1"><text:span text:style-name="T1">S2</text:span></text:p>
        </draw:rect>
        <draw:rect draw:style-name="gr32" draw:text-style-name="P2" draw:layer="layout" svg:width="2.5cm" svg:height="2.5cm" svg:x="3.245cm" svg:y="6.777cm">
          <text:p text:style-name="P1"><text:span text:style-name="T1">S1</text:span></text:p>
        </draw:rect>
        <draw:rect draw:style-name="gr32" draw:text-style-name="P2" draw:layer="layout" svg:width="2.5cm" svg:height="2.5cm" svg:x="5.733cm" svg:y="6.777cm">
          <text:p text:style-name="P1"><text:span text:style-name="T1">S1</text:span></text:p>
        </draw:rect>
        <draw:rect draw:style-name="gr34" draw:text-style-name="P2" draw:layer="layout" svg:width="2.5cm" svg:height="2.5cm" svg:x="8.22cm" svg:y="6.777cm">
          <text:p text:style-name="P1"><text:span text:style-name="T1">S3</text:span></text:p>
        </draw:rect>
        <draw:rect draw:style-name="gr34" draw:text-style-name="P2" draw:layer="layout" svg:width="2.5cm" svg:height="2.5cm" svg:x="10.708cm" svg:y="6.777cm">
          <text:p text:style-name="P1"><text:span text:style-name="T1">S2</text:span></text:p>
        </draw:rect>
        <draw:rect draw:style-name="gr33" draw:text-style-name="P2" draw:layer="layout" svg:width="2.5cm" svg:height="2.5cm" svg:x="3.244cm" svg:y="9.267cm">
          <text:p text:style-name="P1"><text:span text:style-name="T1">S3</text:span></text:p>
        </draw:rect>
        <draw:rect draw:style-name="gr33" draw:text-style-name="P2" draw:layer="layout" svg:width="2.5cm" svg:height="2.5cm" svg:x="5.732cm" svg:y="9.267cm">
          <text:p text:style-name="P1"><text:span text:style-name="T1">S3</text:span></text:p>
        </draw:rect>
        <draw:rect draw:style-name="gr35" draw:text-style-name="P2" draw:layer="layout" svg:width="2.5cm" svg:height="2.5cm" svg:x="8.219cm" svg:y="9.267cm">
          <text:p text:style-name="P1"><text:span text:style-name="T1">S4</text:span></text:p>
        </draw:rect>
        <draw:rect draw:style-name="gr35" draw:text-style-name="P2" draw:layer="layout" svg:width="2.5cm" svg:height="2.5cm" svg:x="10.707cm" svg:y="9.267cm">
          <text:p text:style-name="P1"><text:span text:style-name="T1">S4</text:span></text:p>
        </draw:rect>
        <draw:rect draw:style-name="gr33" draw:text-style-name="P2" draw:layer="layout" svg:width="2.5cm" svg:height="2.5cm" svg:x="3.245cm" svg:y="11.754cm">
          <text:p text:style-name="P1"><text:span text:style-name="T1">S3</text:span></text:p>
        </draw:rect>
        <draw:rect draw:style-name="gr33" draw:text-style-name="P2" draw:layer="layout" svg:width="2.5cm" svg:height="2.5cm" svg:x="5.733cm" svg:y="11.754cm">
          <text:p text:style-name="P1"><text:span text:style-name="T1">S3</text:span></text:p>
        </draw:rect>
        <draw:rect draw:style-name="gr35" draw:text-style-name="P2" draw:layer="layout" svg:width="2.5cm" svg:height="2.5cm" svg:x="8.22cm" svg:y="11.754cm">
          <text:p text:style-name="P1"><text:span text:style-name="T1">S4</text:span></text:p>
        </draw:rect>
        <draw:rect draw:style-name="gr35" draw:text-style-name="P2" draw:layer="layout" svg:width="2.5cm" svg:height="2.5cm" svg:x="10.708cm" svg:y="11.754cm">
          <text:p text:style-name="P1"><text:span text:style-name="T1">S4</text:span></text:p>
        </draw:rect>
        <draw:rect draw:style-name="gr32" draw:text-style-name="P2" draw:layer="layout" svg:width="2.5cm" svg:height="2.5cm" svg:x="16.868cm" svg:y="4.29cm">
          <text:p text:style-name="P1"><text:span text:style-name="T1">S1</text:span></text:p>
        </draw:rect>
        <draw:rect draw:style-name="gr32" draw:text-style-name="P2" draw:layer="layout" svg:width="2.5cm" svg:height="2.5cm" svg:x="19.356cm" svg:y="4.29cm">
          <text:p text:style-name="P1"><text:span text:style-name="T1">S1</text:span></text:p>
        </draw:rect>
        <draw:rect draw:style-name="gr34" draw:text-style-name="P2" draw:layer="layout" svg:width="2.5cm" svg:height="2.5cm" svg:x="21.843cm" svg:y="4.29cm">
          <text:p text:style-name="P1"><text:span text:style-name="T1">S2</text:span></text:p>
        </draw:rect>
        <draw:rect draw:style-name="gr34" draw:text-style-name="P2" draw:layer="layout" svg:width="2.5cm" svg:height="2.5cm" svg:x="24.331cm" svg:y="4.29cm">
          <text:p text:style-name="P1"><text:span text:style-name="T1">S2</text:span></text:p>
        </draw:rect>
        <draw:rect draw:style-name="gr32" draw:text-style-name="P2" draw:layer="layout" svg:width="2.5cm" svg:height="2.5cm" svg:x="16.869cm" svg:y="6.777cm">
          <text:p text:style-name="P1"><text:span text:style-name="T1">S1</text:span></text:p>
        </draw:rect>
        <draw:rect draw:style-name="gr32" draw:text-style-name="P2" draw:layer="layout" svg:width="2.5cm" svg:height="2.5cm" svg:x="19.357cm" svg:y="6.777cm">
          <text:p text:style-name="P1"><text:span text:style-name="T1">S1</text:span></text:p>
        </draw:rect>
        <draw:rect draw:style-name="gr34" draw:text-style-name="P2" draw:layer="layout" svg:width="2.5cm" svg:height="2.5cm" svg:x="21.844cm" svg:y="6.777cm">
          <text:p text:style-name="P1"><text:span text:style-name="T1">S3</text:span></text:p>
        </draw:rect>
        <draw:rect draw:style-name="gr34" draw:text-style-name="P2" draw:layer="layout" svg:width="2.5cm" svg:height="2.5cm" svg:x="24.332cm" svg:y="6.777cm">
          <text:p text:style-name="P1"><text:span text:style-name="T1">S2</text:span></text:p>
        </draw:rect>
        <draw:rect draw:style-name="gr33" draw:text-style-name="P2" draw:layer="layout" svg:width="2.5cm" svg:height="2.5cm" svg:x="16.868cm" svg:y="9.267cm">
          <text:p text:style-name="P1"><text:span text:style-name="T1">S3</text:span></text:p>
        </draw:rect>
        <draw:rect draw:style-name="gr33" draw:text-style-name="P2" draw:layer="layout" svg:width="2.5cm" svg:height="2.5cm" svg:x="19.356cm" svg:y="9.267cm">
          <text:p text:style-name="P1"><text:span text:style-name="T1">S3</text:span></text:p>
        </draw:rect>
        <draw:rect draw:style-name="gr35" draw:text-style-name="P2" draw:layer="layout" svg:width="2.5cm" svg:height="2.5cm" svg:x="21.843cm" svg:y="9.267cm">
          <text:p text:style-name="P1"><text:span text:style-name="T1">S4</text:span></text:p>
        </draw:rect>
        <draw:rect draw:style-name="gr35" draw:text-style-name="P2" draw:layer="layout" svg:width="2.5cm" svg:height="2.5cm" svg:x="24.331cm" svg:y="9.267cm">
          <text:p text:style-name="P1"><text:span text:style-name="T1">S4</text:span></text:p>
        </draw:rect>
        <draw:rect draw:style-name="gr33" draw:text-style-name="P2" draw:layer="layout" svg:width="2.5cm" svg:height="2.5cm" svg:x="16.869cm" svg:y="11.754cm">
          <text:p text:style-name="P1"><text:span text:style-name="T1">S3</text:span></text:p>
        </draw:rect>
        <draw:rect draw:style-name="gr33" draw:text-style-name="P2" draw:layer="layout" svg:width="2.5cm" svg:height="2.5cm" svg:x="19.357cm" svg:y="11.754cm">
          <text:p text:style-name="P1"><text:span text:style-name="T1">S3</text:span></text:p>
        </draw:rect>
        <draw:rect draw:style-name="gr35" draw:text-style-name="P2" draw:layer="layout" svg:width="2.5cm" svg:height="2.5cm" svg:x="21.844cm" svg:y="11.754cm">
          <text:p text:style-name="P1"><text:span text:style-name="T1">S4</text:span></text:p>
        </draw:rect>
        <draw:rect draw:style-name="gr35" draw:text-style-name="P2" draw:layer="layout" svg:width="2.5cm" svg:height="2.5cm" svg:x="24.332cm" svg:y="11.754cm">
          <text:p text:style-name="P1"><text:span text:style-name="T1">S4</text:span></text:p>
        </draw:rect>
        <draw:custom-shape draw:style-name="gr18" draw:text-style-name="P6" draw:layer="layout" svg:width="3.041cm" svg:height="1.026cm" svg:x="13.545cm" svg:y="8.807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My Map Aggregation" draw:style-name="dp1" draw:master-page-name="Default">
        <office:forms form:automatic-focus="false" form:apply-design-mode="false"/>
        <draw:rect draw:style-name="gr36" draw:text-style-name="P2" draw:layer="layout" svg:width="1.632cm" svg:height="1.631cm" svg:x="10.5cm" svg:y="1.5cm">
          <text:p text:style-name="P1"><text:span text:style-name="T1">S1</text:span></text:p>
        </draw:rect>
        <draw:rect draw:style-name="gr36" draw:text-style-name="P2" draw:layer="layout" svg:width="1.631cm" svg:height="1.631cm" svg:x="12.123cm" svg:y="1.5cm">
          <text:p text:style-name="P1"><text:span text:style-name="T1">S1</text:span></text:p>
        </draw:rect>
        <draw:rect draw:style-name="gr36" draw:text-style-name="P2" draw:layer="layout" svg:width="1.63cm" svg:height="1.631cm" svg:x="15.369cm" svg:y="1.5cm">
          <text:p text:style-name="P1"><text:span text:style-name="T1">S1</text:span></text:p>
        </draw:rect>
        <draw:rect draw:style-name="gr36" draw:text-style-name="P2" draw:layer="layout" svg:width="1.631cm" svg:height="1.633cm" svg:x="10.501cm" svg:y="3.121cm">
          <text:p text:style-name="P1"><text:span text:style-name="T1">S1</text:span></text:p>
        </draw:rect>
        <draw:rect draw:style-name="gr36" draw:text-style-name="P2" draw:layer="layout" svg:width="1.632cm" svg:height="1.633cm" svg:x="12.123cm" svg:y="3.121cm">
          <text:p text:style-name="P1"><text:span text:style-name="T1">S1</text:span></text:p>
        </draw:rect>
        <draw:rect draw:style-name="gr36" draw:text-style-name="P2" draw:layer="layout" svg:width="1.631cm" svg:height="1.633cm" svg:x="13.746cm" svg:y="3.121cm">
          <text:p text:style-name="P1"><text:span text:style-name="T1">S1</text:span></text:p>
        </draw:rect>
        <draw:rect draw:style-name="gr36" draw:text-style-name="P2" draw:layer="layout" svg:width="1.631cm" svg:height="1.633cm" svg:x="15.369cm" svg:y="3.121cm">
          <text:p text:style-name="P1"><text:span text:style-name="T1">S1</text:span></text:p>
        </draw:rect>
        <draw:rect draw:style-name="gr37" draw:text-style-name="P2" draw:layer="layout" svg:width="1.632cm" svg:height="1.633cm" svg:x="10.5cm" svg:y="4.746cm">
          <text:p text:style-name="P1"><text:span text:style-name="T1">S2</text:span></text:p>
        </draw:rect>
        <draw:rect draw:style-name="gr37" draw:text-style-name="P2" draw:layer="layout" svg:width="1.631cm" svg:height="1.633cm" svg:x="12.123cm" svg:y="4.746cm">
          <text:p text:style-name="P1"><text:span text:style-name="T1">S2</text:span></text:p>
        </draw:rect>
        <draw:rect draw:style-name="gr38" draw:text-style-name="P2" draw:layer="layout" svg:width="1.632cm" svg:height="1.633cm" svg:x="13.745cm" svg:y="4.746cm">
          <text:p text:style-name="P1"><text:span text:style-name="T1">S3</text:span></text:p>
        </draw:rect>
        <draw:rect draw:style-name="gr38" draw:text-style-name="P2" draw:layer="layout" svg:width="1.63cm" svg:height="1.633cm" svg:x="15.369cm" svg:y="4.746cm">
          <text:p text:style-name="P1"><text:span text:style-name="T1">S3</text:span></text:p>
        </draw:rect>
        <draw:rect draw:style-name="gr37" draw:text-style-name="P2" draw:layer="layout" svg:width="1.631cm" svg:height="1.632cm" svg:x="10.501cm" svg:y="6.368cm">
          <text:p text:style-name="P1"><text:span text:style-name="T1">S2</text:span></text:p>
        </draw:rect>
        <draw:rect draw:style-name="gr37" draw:text-style-name="P2" draw:layer="layout" svg:width="1.632cm" svg:height="1.632cm" svg:x="12.123cm" svg:y="6.368cm">
          <text:p text:style-name="P1"><text:span text:style-name="T1">S2</text:span></text:p>
        </draw:rect>
        <draw:rect draw:style-name="gr38" draw:text-style-name="P2" draw:layer="layout" svg:width="1.631cm" svg:height="1.632cm" svg:x="13.746cm" svg:y="6.368cm">
          <text:p text:style-name="P1"><text:span text:style-name="T1">S3</text:span></text:p>
        </draw:rect>
        <draw:rect draw:style-name="gr38" draw:text-style-name="P2" draw:layer="layout" svg:width="1.631cm" svg:height="1.632cm" svg:x="15.369cm" svg:y="6.368cm">
          <text:p text:style-name="P1"><text:span text:style-name="T1">S3</text:span></text:p>
        </draw:rect>
        <draw:rect draw:style-name="gr36" draw:text-style-name="P2" draw:layer="layout" svg:width="1.631cm" svg:height="1.631cm" svg:x="19.123cm" svg:y="1.5cm">
          <text:p text:style-name="P1"><text:span text:style-name="T1">S1</text:span></text:p>
        </draw:rect>
        <draw:rect draw:style-name="gr36" draw:text-style-name="P2" draw:layer="layout" svg:width="1.632cm" svg:height="1.631cm" svg:x="20.745cm" svg:y="1.5cm">
          <text:p text:style-name="P1"><text:span text:style-name="T1">S1</text:span></text:p>
        </draw:rect>
        <draw:rect draw:style-name="gr36" draw:text-style-name="P2" draw:layer="layout" svg:width="1.63cm" svg:height="1.631cm" svg:x="22.369cm" svg:y="1.5cm">
          <text:p text:style-name="P1"><text:span text:style-name="T1">S1</text:span></text:p>
        </draw:rect>
        <draw:rect draw:style-name="gr37" draw:text-style-name="P2" draw:layer="layout" svg:width="1.631cm" svg:height="1.633cm" svg:x="17.501cm" svg:y="3.121cm">
          <text:p text:style-name="P1"><text:span text:style-name="T1">S2</text:span></text:p>
        </draw:rect>
        <draw:rect draw:style-name="gr37" draw:text-style-name="P2" draw:layer="layout" svg:width="1.632cm" svg:height="1.633cm" svg:x="19.123cm" svg:y="3.121cm">
          <text:p text:style-name="P1"><text:span text:style-name="T1">S2</text:span></text:p>
        </draw:rect>
        <draw:rect draw:style-name="gr37" draw:text-style-name="P2" draw:layer="layout" svg:width="1.631cm" svg:height="1.633cm" svg:x="20.746cm" svg:y="3.121cm">
          <text:p text:style-name="P1"><text:span text:style-name="T1">S2</text:span></text:p>
        </draw:rect>
        <draw:rect draw:style-name="gr37" draw:text-style-name="P2" draw:layer="layout" svg:width="1.631cm" svg:height="1.633cm" svg:x="22.369cm" svg:y="3.121cm">
          <text:p text:style-name="P1"><text:span text:style-name="T1">S2</text:span></text:p>
        </draw:rect>
        <draw:rect draw:style-name="gr37" draw:text-style-name="P2" draw:layer="layout" svg:width="1.632cm" svg:height="1.633cm" svg:x="17.5cm" svg:y="4.746cm">
          <text:p text:style-name="P1"><text:span text:style-name="T1">S2</text:span></text:p>
        </draw:rect>
        <draw:rect draw:style-name="gr37" draw:text-style-name="P2" draw:layer="layout" svg:width="1.631cm" svg:height="1.633cm" svg:x="19.123cm" svg:y="4.746cm">
          <text:p text:style-name="P1"><text:span text:style-name="T1">S2</text:span></text:p>
        </draw:rect>
        <draw:rect draw:style-name="gr38" draw:text-style-name="P2" draw:layer="layout" svg:width="1.632cm" svg:height="1.633cm" svg:x="20.745cm" svg:y="4.746cm">
          <text:p text:style-name="P1"><text:span text:style-name="T1">S3</text:span></text:p>
        </draw:rect>
        <draw:rect draw:style-name="gr38" draw:text-style-name="P2" draw:layer="layout" svg:width="1.63cm" svg:height="1.633cm" svg:x="22.369cm" svg:y="4.746cm">
          <text:p text:style-name="P1"><text:span text:style-name="T1">S3</text:span></text:p>
        </draw:rect>
        <draw:rect draw:style-name="gr37" draw:text-style-name="P2" draw:layer="layout" svg:width="1.631cm" svg:height="1.632cm" svg:x="17.501cm" svg:y="6.368cm">
          <text:p text:style-name="P1"><text:span text:style-name="T1">S2</text:span></text:p>
        </draw:rect>
        <draw:rect draw:style-name="gr37" draw:text-style-name="P2" draw:layer="layout" svg:width="1.632cm" svg:height="1.632cm" svg:x="19.123cm" svg:y="6.368cm">
          <text:p text:style-name="P1"><text:span text:style-name="T1">S2</text:span></text:p>
        </draw:rect>
        <draw:rect draw:style-name="gr38" draw:text-style-name="P2" draw:layer="layout" svg:width="1.631cm" svg:height="1.632cm" svg:x="20.746cm" svg:y="6.368cm">
          <text:p text:style-name="P1"><text:span text:style-name="T1">S3</text:span></text:p>
        </draw:rect>
        <draw:rect draw:style-name="gr38" draw:text-style-name="P2" draw:layer="layout" svg:width="1.631cm" svg:height="1.632cm" svg:x="22.369cm" svg:y="6.368cm">
          <text:p text:style-name="P1"><text:span text:style-name="T1">S3</text:span></text:p>
        </draw:rect>
        <draw:frame draw:style-name="gr11" draw:text-style-name="P9" draw:layer="layout" svg:width="0.921cm" svg:height="0.645cm" svg:x="13.5cm" svg:y="8.355cm">
          <draw:text-box>
            <text:p text:style-name="P7"><text:span text:style-name="T4">(a)</text:span></text:p>
          </draw:text-box>
        </draw:frame>
        <draw:frame draw:style-name="gr11" draw:text-style-name="P9" draw:layer="layout" svg:width="0.942cm" svg:height="0.645cm" svg:x="20.079cm" svg:y="8.355cm">
          <draw:text-box>
            <text:p text:style-name="P7"><text:span text:style-name="T4">(b)</text:span></text:p>
          </draw:text-box>
        </draw:frame>
        <draw:rect draw:style-name="gr36" draw:text-style-name="P2" draw:layer="layout" svg:width="1.632cm" svg:height="1.631cm" svg:x="10.5cm" svg:y="9.5cm">
          <text:p text:style-name="P1"><text:span text:style-name="T1">S1</text:span></text:p>
        </draw:rect>
        <draw:rect draw:style-name="gr36" draw:text-style-name="P2" draw:layer="layout" svg:width="1.631cm" svg:height="1.631cm" svg:x="12.123cm" svg:y="9.5cm">
          <text:p text:style-name="P1"><text:span text:style-name="T1">S1</text:span></text:p>
        </draw:rect>
        <draw:rect draw:style-name="gr36" draw:text-style-name="P2" draw:layer="layout" svg:width="1.632cm" svg:height="1.631cm" svg:x="13.745cm" svg:y="9.5cm">
          <text:p text:style-name="P1"><text:span text:style-name="T1">S1</text:span></text:p>
        </draw:rect>
        <draw:rect draw:style-name="gr36" draw:text-style-name="P2" draw:layer="layout" svg:width="1.63cm" svg:height="1.631cm" svg:x="15.369cm" svg:y="9.5cm">
          <text:p text:style-name="P1"><text:span text:style-name="T1">S1</text:span></text:p>
        </draw:rect>
        <draw:rect draw:style-name="gr36" draw:text-style-name="P2" draw:layer="layout" svg:width="1.632cm" svg:height="1.633cm" svg:x="12.123cm" svg:y="11.121cm">
          <text:p text:style-name="P1"><text:span text:style-name="T1">S1</text:span></text:p>
        </draw:rect>
        <draw:rect draw:style-name="gr36" draw:text-style-name="P2" draw:layer="layout" svg:width="1.631cm" svg:height="1.633cm" svg:x="13.746cm" svg:y="11.121cm">
          <text:p text:style-name="P1"><text:span text:style-name="T1">S1</text:span></text:p>
        </draw:rect>
        <draw:rect draw:style-name="gr36" draw:text-style-name="P2" draw:layer="layout" svg:width="1.631cm" svg:height="1.633cm" svg:x="15.369cm" svg:y="11.121cm">
          <text:p text:style-name="P1"><text:span text:style-name="T1">S1</text:span></text:p>
        </draw:rect>
        <draw:rect draw:style-name="gr37" draw:text-style-name="P2" draw:layer="layout" svg:width="1.632cm" svg:height="1.633cm" svg:x="10.5cm" svg:y="12.746cm">
          <text:p text:style-name="P1"><text:span text:style-name="T1">S2</text:span></text:p>
        </draw:rect>
        <draw:rect draw:style-name="gr37" draw:text-style-name="P2" draw:layer="layout" svg:width="1.631cm" svg:height="1.633cm" svg:x="12.123cm" svg:y="12.746cm">
          <text:p text:style-name="P1"><text:span text:style-name="T1">S2</text:span></text:p>
        </draw:rect>
        <draw:rect draw:style-name="gr38" draw:text-style-name="P2" draw:layer="layout" svg:width="1.632cm" svg:height="1.633cm" svg:x="13.745cm" svg:y="12.746cm">
          <text:p text:style-name="P1"><text:span text:style-name="T1">S3</text:span></text:p>
        </draw:rect>
        <draw:rect draw:style-name="gr38" draw:text-style-name="P2" draw:layer="layout" svg:width="1.63cm" svg:height="1.633cm" svg:x="15.369cm" svg:y="12.746cm">
          <text:p text:style-name="P1"><text:span text:style-name="T1">S3</text:span></text:p>
        </draw:rect>
        <draw:rect draw:style-name="gr37" draw:text-style-name="P2" draw:layer="layout" svg:width="1.631cm" svg:height="1.632cm" svg:x="10.501cm" svg:y="14.368cm">
          <text:p text:style-name="P1"><text:span text:style-name="T1">S2</text:span></text:p>
        </draw:rect>
        <draw:rect draw:style-name="gr37" draw:text-style-name="P2" draw:layer="layout" svg:width="1.632cm" svg:height="1.632cm" svg:x="12.123cm" svg:y="14.368cm">
          <text:p text:style-name="P1"><text:span text:style-name="T1">S2</text:span></text:p>
        </draw:rect>
        <draw:rect draw:style-name="gr38" draw:text-style-name="P2" draw:layer="layout" svg:width="1.631cm" svg:height="1.632cm" svg:x="13.746cm" svg:y="14.368cm">
          <text:p text:style-name="P1"><text:span text:style-name="T1">S3</text:span></text:p>
        </draw:rect>
        <draw:rect draw:style-name="gr38" draw:text-style-name="P2" draw:layer="layout" svg:width="1.631cm" svg:height="1.632cm" svg:x="15.369cm" svg:y="14.368cm">
          <text:p text:style-name="P1"><text:span text:style-name="T1">S3</text:span></text:p>
        </draw:rect>
        <draw:rect draw:style-name="gr36" draw:text-style-name="P2" draw:layer="layout" svg:width="1.632cm" svg:height="1.631cm" svg:x="17.5cm" svg:y="9.5cm">
          <text:p text:style-name="P1"><text:span text:style-name="T1">S1</text:span></text:p>
        </draw:rect>
        <draw:rect draw:style-name="gr36" draw:text-style-name="P2" draw:layer="layout" svg:width="1.631cm" svg:height="1.631cm" svg:x="19.123cm" svg:y="9.5cm">
          <text:p text:style-name="P1"><text:span text:style-name="T1">S1</text:span></text:p>
        </draw:rect>
        <draw:rect draw:style-name="gr36" draw:text-style-name="P2" draw:layer="layout" svg:width="1.632cm" svg:height="1.631cm" svg:x="20.745cm" svg:y="9.5cm">
          <text:p text:style-name="P1"><text:span text:style-name="T1">S1</text:span></text:p>
        </draw:rect>
        <draw:rect draw:style-name="gr36" draw:text-style-name="P2" draw:layer="layout" svg:width="1.63cm" svg:height="1.631cm" svg:x="22.369cm" svg:y="9.5cm">
          <text:p text:style-name="P1"><text:span text:style-name="T1">S1</text:span></text:p>
        </draw:rect>
        <draw:rect draw:style-name="gr36" draw:text-style-name="P2" draw:layer="layout" svg:width="1.631cm" svg:height="1.633cm" svg:x="17.501cm" svg:y="11.121cm">
          <text:p text:style-name="P1"><text:span text:style-name="T1">S1</text:span></text:p>
        </draw:rect>
        <draw:rect draw:style-name="gr36" draw:text-style-name="P2" draw:layer="layout" svg:width="1.631cm" svg:height="1.633cm" svg:x="20.746cm" svg:y="11.121cm">
          <text:p text:style-name="P1"><text:span text:style-name="T1">S1</text:span></text:p>
        </draw:rect>
        <draw:rect draw:style-name="gr36" draw:text-style-name="P2" draw:layer="layout" svg:width="1.631cm" svg:height="1.633cm" svg:x="22.369cm" svg:y="11.121cm">
          <text:p text:style-name="P1"><text:span text:style-name="T1">S1</text:span></text:p>
        </draw:rect>
        <draw:rect draw:style-name="gr37" draw:text-style-name="P2" draw:layer="layout" svg:width="1.632cm" svg:height="1.633cm" svg:x="17.5cm" svg:y="12.746cm">
          <text:p text:style-name="P1"><text:span text:style-name="T1">S2</text:span></text:p>
        </draw:rect>
        <draw:rect draw:style-name="gr37" draw:text-style-name="P2" draw:layer="layout" svg:width="1.631cm" svg:height="1.633cm" svg:x="19.123cm" svg:y="12.746cm">
          <text:p text:style-name="P1"><text:span text:style-name="T1">S2</text:span></text:p>
        </draw:rect>
        <draw:rect draw:style-name="gr38" draw:text-style-name="P2" draw:layer="layout" svg:width="1.632cm" svg:height="1.633cm" svg:x="20.745cm" svg:y="12.746cm">
          <text:p text:style-name="P1"><text:span text:style-name="T1">S3</text:span></text:p>
        </draw:rect>
        <draw:rect draw:style-name="gr38" draw:text-style-name="P2" draw:layer="layout" svg:width="1.63cm" svg:height="1.633cm" svg:x="22.369cm" svg:y="12.746cm">
          <text:p text:style-name="P1"><text:span text:style-name="T1">S3</text:span></text:p>
        </draw:rect>
        <draw:rect draw:style-name="gr37" draw:text-style-name="P2" draw:layer="layout" svg:width="1.631cm" svg:height="1.632cm" svg:x="17.501cm" svg:y="14.368cm">
          <text:p text:style-name="P1"><text:span text:style-name="T1">S2</text:span></text:p>
        </draw:rect>
        <draw:rect draw:style-name="gr37" draw:text-style-name="P2" draw:layer="layout" svg:width="1.632cm" svg:height="1.632cm" svg:x="19.123cm" svg:y="14.368cm">
          <text:p text:style-name="P1"><text:span text:style-name="T1">S2</text:span></text:p>
        </draw:rect>
        <draw:rect draw:style-name="gr38" draw:text-style-name="P2" draw:layer="layout" svg:width="1.631cm" svg:height="1.632cm" svg:x="20.746cm" svg:y="14.368cm">
          <text:p text:style-name="P1"><text:span text:style-name="T1">S3</text:span></text:p>
        </draw:rect>
        <draw:rect draw:style-name="gr38" draw:text-style-name="P2" draw:layer="layout" svg:width="1.631cm" svg:height="1.632cm" svg:x="22.369cm" svg:y="14.368cm">
          <text:p text:style-name="P1"><text:span text:style-name="T1">S3</text:span></text:p>
        </draw:rect>
        <draw:frame draw:style-name="gr11" draw:text-style-name="P9" draw:layer="layout" svg:width="0.921cm" svg:height="0.645cm" svg:x="13.5cm" svg:y="16.355cm">
          <draw:text-box>
            <text:p text:style-name="P7"><text:span text:style-name="T4">(c)</text:span></text:p>
          </draw:text-box>
        </draw:frame>
        <draw:frame draw:style-name="gr11" draw:text-style-name="P9" draw:layer="layout" svg:width="0.942cm" svg:height="0.645cm" svg:x="20.079cm" svg:y="16.355cm">
          <draw:text-box>
            <text:p text:style-name="P7"><text:span text:style-name="T4">(d)</text:span></text:p>
          </draw:text-box>
        </draw:frame>
        <draw:rect draw:style-name="gr39" draw:text-style-name="P2" draw:layer="layout" svg:width="1.632cm" svg:height="1.631cm" svg:x="13.745cm" svg:y="1.5cm">
          <text:p text:style-name="P1"><text:span text:style-name="T1">S2</text:span></text:p>
        </draw:rect>
        <draw:rect draw:style-name="gr39" draw:text-style-name="P2" draw:layer="layout" svg:width="1.632cm" svg:height="1.631cm" svg:x="17.5cm" svg:y="1.5cm">
          <text:p text:style-name="P1"><text:span text:style-name="T1">S2</text:span></text:p>
        </draw:rect>
        <draw:rect draw:style-name="gr39" draw:text-style-name="P2" draw:layer="layout" svg:width="1.631cm" svg:height="1.633cm" svg:x="10.501cm" svg:y="11.121cm">
          <text:p text:style-name="P1"><text:span text:style-name="T1">S2</text:span></text:p>
        </draw:rect>
        <draw:rect draw:style-name="gr39" draw:text-style-name="P2" draw:layer="layout" svg:width="1.632cm" svg:height="1.633cm" svg:x="19.123cm" svg:y="11.121cm">
          <text:p text:style-name="P1"><text:span text:style-name="T1">S2</text:span></text:p>
        </draw:rect>
      </draw:page>
      <draw:page draw:name="Map Graph" draw:style-name="dp1" draw:master-page-name="Default">
        <office:forms form:automatic-focus="false" form:apply-design-mode="false"/>
        <draw:rect draw:style-name="gr36" draw:text-style-name="P2" draw:layer="layout" svg:width="1.74cm" svg:height="1.755cm" svg:x="4.73cm" svg:y="5cm">
          <text:p text:style-name="P1"><text:span text:style-name="T1">S1</text:span></text:p>
        </draw:rect>
        <draw:rect draw:style-name="gr36" draw:text-style-name="P2" draw:layer="layout" svg:width="1.741cm" svg:height="1.755cm" svg:x="6.461cm" svg:y="5cm">
          <text:p text:style-name="P1"><text:span text:style-name="T1">S1</text:span></text:p>
        </draw:rect>
        <draw:rect draw:style-name="gr38" draw:text-style-name="P2" draw:layer="layout" svg:width="1.738cm" svg:height="1.755cm" svg:x="8.194cm" svg:y="5cm">
          <text:p text:style-name="P1"><text:span text:style-name="T1">S3</text:span></text:p>
        </draw:rect>
        <draw:rect draw:style-name="gr37" draw:text-style-name="P2" draw:layer="layout" svg:width="1.74cm" svg:height="1.758cm" svg:x="3.001cm" svg:y="6.746cm">
          <text:p text:style-name="P1"><text:span text:style-name="T1">S2</text:span></text:p>
        </draw:rect>
        <draw:rect draw:style-name="gr37" draw:text-style-name="P2" draw:layer="layout" svg:width="1.743cm" svg:height="1.758cm" svg:x="4.73cm" svg:y="6.746cm">
          <text:p text:style-name="P1"><text:span text:style-name="T1">S2</text:span></text:p>
        </draw:rect>
        <draw:rect draw:style-name="gr37" draw:text-style-name="P2" draw:layer="layout" svg:width="1.74cm" svg:height="1.758cm" svg:x="6.462cm" svg:y="6.746cm">
          <text:p text:style-name="P1"><text:span text:style-name="T1">S2</text:span></text:p>
        </draw:rect>
        <draw:rect draw:style-name="gr36" draw:text-style-name="P2" draw:layer="layout" svg:width="1.739cm" svg:height="1.758cm" svg:x="8.194cm" svg:y="6.746cm">
          <text:p text:style-name="P1"><text:span text:style-name="T1">S1</text:span></text:p>
        </draw:rect>
        <draw:rect draw:style-name="gr37" draw:text-style-name="P2" draw:layer="layout" svg:width="1.741cm" svg:height="1.758cm" svg:x="3cm" svg:y="8.496cm">
          <text:p text:style-name="P1"><text:span text:style-name="T1">S2</text:span></text:p>
        </draw:rect>
        <draw:rect draw:style-name="gr37" draw:text-style-name="P2" draw:layer="layout" svg:width="1.74cm" svg:height="1.758cm" svg:x="4.73cm" svg:y="8.496cm">
          <text:p text:style-name="P1"><text:span text:style-name="T1">S2</text:span></text:p>
        </draw:rect>
        <draw:rect draw:style-name="gr38" draw:text-style-name="P2" draw:layer="layout" svg:width="1.741cm" svg:height="1.758cm" svg:x="6.461cm" svg:y="8.496cm">
          <text:p text:style-name="P1"><text:span text:style-name="T1">S3</text:span></text:p>
        </draw:rect>
        <draw:rect draw:style-name="gr38" draw:text-style-name="P2" draw:layer="layout" svg:width="1.738cm" svg:height="1.758cm" svg:x="8.194cm" svg:y="8.496cm">
          <text:p text:style-name="P1"><text:span text:style-name="T1">S3</text:span></text:p>
        </draw:rect>
        <draw:rect draw:style-name="gr37" draw:text-style-name="P2" draw:layer="layout" svg:width="1.74cm" svg:height="1.759cm" svg:x="3.001cm" svg:y="10.241cm">
          <text:p text:style-name="P1"><text:span text:style-name="T1">S2</text:span></text:p>
        </draw:rect>
        <draw:rect draw:style-name="gr37" draw:text-style-name="P2" draw:layer="layout" svg:width="1.743cm" svg:height="1.759cm" svg:x="4.73cm" svg:y="10.241cm">
          <text:p text:style-name="P1"><text:span text:style-name="T1">S2</text:span></text:p>
        </draw:rect>
        <draw:rect draw:style-name="gr38" draw:text-style-name="P2" draw:layer="layout" svg:width="1.74cm" svg:height="1.759cm" svg:x="6.462cm" svg:y="10.241cm">
          <text:p text:style-name="P1"><text:span text:style-name="T1">S3</text:span></text:p>
        </draw:rect>
        <draw:rect draw:style-name="gr38" draw:text-style-name="P2" draw:layer="layout" svg:width="1.739cm" svg:height="1.759cm" svg:x="8.194cm" svg:y="10.241cm">
          <text:p text:style-name="P1"><text:span text:style-name="T1">S3</text:span></text:p>
        </draw:rect>
        <draw:rect draw:style-name="gr37" draw:text-style-name="P2" draw:layer="layout" svg:width="1.741cm" svg:height="1.755cm" svg:x="3cm" svg:y="5cm">
          <text:p text:style-name="P1"><text:span text:style-name="T1">S2</text:span></text:p>
        </draw:rect>
        <draw:rect draw:style-name="gr17" draw:text-style-name="P2" draw:layer="layout" svg:width="1.74cm" svg:height="1.755cm" svg:x="13.798cm" svg:y="5cm">
          <text:p text:style-name="P7"/>
        </draw:rect>
        <draw:rect draw:style-name="gr17" draw:text-style-name="P2" draw:layer="layout" svg:width="1.741cm" svg:height="1.755cm" svg:x="15.529cm" svg:y="5cm">
          <text:p text:style-name="P7"/>
        </draw:rect>
        <draw:rect draw:style-name="gr40" draw:text-style-name="P2" draw:layer="layout" svg:width="1.739cm" svg:height="1.755cm" svg:x="17.26cm" svg:y="5cm">
          <text:p text:style-name="P7"/>
        </draw:rect>
        <draw:rect draw:style-name="gr41" draw:text-style-name="P2" draw:layer="layout" svg:width="1.738cm" svg:height="1.758cm" svg:x="12.068cm" svg:y="6.746cm">
          <text:p text:style-name="P7"/>
        </draw:rect>
        <draw:rect draw:style-name="gr41" draw:text-style-name="P2" draw:layer="layout" svg:width="1.742cm" svg:height="1.758cm" svg:x="13.798cm" svg:y="6.746cm">
          <text:p text:style-name="P7"/>
        </draw:rect>
        <draw:rect draw:style-name="gr41" draw:text-style-name="P2" draw:layer="layout" svg:width="1.74cm" svg:height="1.758cm" svg:x="15.53cm" svg:y="6.746cm">
          <text:p text:style-name="P7"/>
        </draw:rect>
        <draw:rect draw:style-name="gr17" draw:text-style-name="P2" draw:layer="layout" svg:width="1.74cm" svg:height="1.758cm" svg:x="17.26cm" svg:y="6.746cm">
          <text:p text:style-name="P7"/>
        </draw:rect>
        <draw:rect draw:style-name="gr41" draw:text-style-name="P2" draw:layer="layout" svg:width="1.739cm" svg:height="1.758cm" svg:x="12.067cm" svg:y="8.496cm">
          <text:p text:style-name="P7"/>
        </draw:rect>
        <draw:rect draw:style-name="gr41" draw:text-style-name="P2" draw:layer="layout" svg:width="1.74cm" svg:height="1.758cm" svg:x="13.798cm" svg:y="8.496cm">
          <text:p text:style-name="P7"/>
        </draw:rect>
        <draw:rect draw:style-name="gr40" draw:text-style-name="P2" draw:layer="layout" svg:width="1.741cm" svg:height="1.758cm" svg:x="15.529cm" svg:y="8.496cm">
          <text:p text:style-name="P7"/>
        </draw:rect>
        <draw:rect draw:style-name="gr40" draw:text-style-name="P2" draw:layer="layout" svg:width="1.739cm" svg:height="1.758cm" svg:x="17.26cm" svg:y="8.496cm">
          <text:p text:style-name="P7"/>
        </draw:rect>
        <draw:rect draw:style-name="gr41" draw:text-style-name="P2" draw:layer="layout" svg:width="1.738cm" svg:height="1.759cm" svg:x="12.068cm" svg:y="10.241cm">
          <text:p text:style-name="P7"/>
        </draw:rect>
        <draw:rect draw:style-name="gr41" draw:text-style-name="P2" draw:layer="layout" svg:width="1.742cm" svg:height="1.759cm" svg:x="13.798cm" svg:y="10.241cm">
          <text:p text:style-name="P7"/>
        </draw:rect>
        <draw:rect draw:style-name="gr40" draw:text-style-name="P2" draw:layer="layout" svg:width="1.74cm" svg:height="1.759cm" svg:x="15.53cm" svg:y="10.241cm">
          <text:p text:style-name="P7"/>
        </draw:rect>
        <draw:rect draw:style-name="gr40" draw:text-style-name="P2" draw:layer="layout" svg:width="1.74cm" svg:height="1.759cm" svg:x="17.26cm" svg:y="10.241cm">
          <text:p text:style-name="P7"/>
        </draw:rect>
        <draw:rect draw:style-name="gr41" draw:text-style-name="P2" draw:layer="layout" svg:width="1.739cm" svg:height="1.755cm" svg:x="12.067cm" svg:y="5cm">
          <text:p text:style-name="P7"/>
        </draw:rect>
        <draw:circle draw:style-name="gr15" draw:text-style-name="P6" draw:layer="layout" svg:width="0.5cm" svg:height="0.5cm" svg:x="12.69cm" svg:y="5.649cm">
          <text:p text:style-name="P7"/>
        </draw:circle>
        <draw:circle draw:style-name="gr15" draw:text-style-name="P6" draw:layer="layout" svg:width="0.5cm" svg:height="0.5cm" svg:x="14.423cm" svg:y="5.649cm">
          <text:p text:style-name="P7"/>
        </draw:circle>
        <draw:circle draw:style-name="gr15" draw:text-style-name="P6" draw:layer="layout" svg:width="0.5cm" svg:height="0.5cm" svg:x="16.161cm" svg:y="5.649cm">
          <text:p text:style-name="P7"/>
        </draw:circle>
        <draw:circle draw:style-name="gr15" draw:text-style-name="P6" draw:layer="layout" svg:width="0.5cm" svg:height="0.5cm" svg:x="17.894cm" svg:y="5.649cm">
          <text:p text:style-name="P7"/>
        </draw:circle>
        <draw:circle draw:style-name="gr15" draw:text-style-name="P6" draw:layer="layout" svg:width="0.5cm" svg:height="0.5cm" svg:x="12.671cm" svg:y="7.413cm">
          <text:p text:style-name="P7"/>
        </draw:circle>
        <draw:circle draw:style-name="gr15" draw:text-style-name="P6" draw:layer="layout" svg:width="0.5cm" svg:height="0.5cm" svg:x="14.404cm" svg:y="7.413cm">
          <text:p text:style-name="P7"/>
        </draw:circle>
        <draw:circle draw:style-name="gr15" draw:text-style-name="P6" draw:layer="layout" svg:width="0.5cm" svg:height="0.5cm" svg:x="16.142cm" svg:y="7.413cm">
          <text:p text:style-name="P7"/>
        </draw:circle>
        <draw:circle draw:style-name="gr15" draw:text-style-name="P6" draw:layer="layout" svg:width="0.5cm" svg:height="0.5cm" svg:x="17.875cm" svg:y="7.413cm">
          <text:p text:style-name="P7"/>
        </draw:circle>
        <draw:circle draw:style-name="gr15" draw:text-style-name="P6" draw:layer="layout" svg:width="0.5cm" svg:height="0.5cm" svg:x="12.691cm" svg:y="9.177cm">
          <text:p text:style-name="P7"/>
        </draw:circle>
        <draw:circle draw:style-name="gr15" draw:text-style-name="P6" draw:layer="layout" svg:width="0.5cm" svg:height="0.5cm" svg:x="14.424cm" svg:y="9.177cm">
          <text:p text:style-name="P7"/>
        </draw:circle>
        <draw:circle draw:style-name="gr15" draw:text-style-name="P6" draw:layer="layout" svg:width="0.5cm" svg:height="0.5cm" svg:x="16.162cm" svg:y="9.177cm">
          <text:p text:style-name="P7"/>
        </draw:circle>
        <draw:circle draw:style-name="gr15" draw:text-style-name="P6" draw:layer="layout" svg:width="0.5cm" svg:height="0.5cm" svg:x="17.895cm" svg:y="9.177cm">
          <text:p text:style-name="P7"/>
        </draw:circle>
        <draw:circle draw:style-name="gr15" draw:text-style-name="P6" draw:layer="layout" svg:width="0.5cm" svg:height="0.5cm" svg:x="12.672cm" svg:y="10.941cm">
          <text:p text:style-name="P7"/>
        </draw:circle>
        <draw:circle draw:style-name="gr15" draw:text-style-name="P6" draw:layer="layout" svg:width="0.5cm" svg:height="0.5cm" svg:x="14.405cm" svg:y="10.941cm">
          <text:p text:style-name="P7"/>
        </draw:circle>
        <draw:circle draw:style-name="gr15" draw:text-style-name="P6" draw:layer="layout" svg:width="0.5cm" svg:height="0.5cm" svg:x="16.143cm" svg:y="10.941cm">
          <text:p text:style-name="P7"/>
        </draw:circle>
        <draw:circle draw:style-name="gr15" draw:text-style-name="P6" draw:layer="layout" svg:width="0.5cm" svg:height="0.5cm" svg:x="17.876cm" svg:y="10.941cm">
          <text:p text:style-name="P7"/>
        </draw:circle>
        <draw:line draw:style-name="gr42" draw:text-style-name="P6" draw:layer="layout" svg:x1="12.942cm" svg:y1="5.886cm" svg:x2="12.942cm" svg:y2="11.274cm">
          <text:p text:style-name="P7"/>
        </draw:line>
        <draw:line draw:style-name="gr42" draw:text-style-name="P6" draw:layer="layout" svg:x1="16.412cm" svg:y1="7.669cm" svg:x2="12.98cm" svg:y2="7.65cm">
          <text:p text:style-name="P7"/>
        </draw:line>
        <draw:line draw:style-name="gr42" draw:text-style-name="P6" draw:layer="layout" svg:x1="14.648cm" svg:y1="11.197cm" svg:x2="12.942cm" svg:y2="11.197cm">
          <text:p text:style-name="P7"/>
        </draw:line>
        <draw:line draw:style-name="gr42" draw:text-style-name="P6" draw:layer="layout" svg:x1="14.667cm" svg:y1="9.433cm" svg:x2="12.961cm" svg:y2="9.433cm">
          <text:p text:style-name="P7"/>
        </draw:line>
        <draw:line draw:style-name="gr42" draw:text-style-name="P6" draw:layer="layout" svg:x1="16.373cm" svg:y1="5.924cm" svg:x2="14.667cm" svg:y2="5.924cm">
          <text:p text:style-name="P7"/>
        </draw:line>
        <draw:line draw:style-name="gr42" draw:text-style-name="P6" draw:layer="layout" svg:x1="18.138cm" svg:y1="9.433cm" svg:x2="16.432cm" svg:y2="9.433cm">
          <text:p text:style-name="P7"/>
        </draw:line>
        <draw:line draw:style-name="gr42" draw:text-style-name="P6" draw:layer="layout" svg:x1="18.08cm" svg:y1="11.216cm" svg:x2="16.374cm" svg:y2="11.216cm">
          <text:p text:style-name="P7"/>
        </draw:line>
        <draw:line draw:style-name="gr42" draw:text-style-name="P6" draw:layer="layout" svg:x1="14.648cm" svg:y1="7.65cm" svg:x2="14.648cm" svg:y2="11.216cm">
          <text:p text:style-name="P7"/>
        </draw:line>
        <draw:line draw:style-name="gr42" draw:text-style-name="P6" draw:layer="layout" svg:x1="16.412cm" svg:y1="9.414cm" svg:x2="16.412cm" svg:y2="11.101cm">
          <text:p text:style-name="P7"/>
        </draw:line>
        <draw:line draw:style-name="gr42" draw:text-style-name="P6" draw:layer="layout" svg:x1="18.138cm" svg:y1="9.396cm" svg:x2="18.138cm" svg:y2="11.083cm">
          <text:p text:style-name="P7"/>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cm" draw:dots2="1" draw:dots2-length="0.05cm" draw:distance="0.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ro" fo:country="RO" style:font-family-asian="'DejaVu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7-06-08T23:52:22</meta:creation-date>
    <dc:date>2007-07-27T19:35:14</dc:date>
    <dc:language>ro-RO</dc:language>
    <meta:editing-cycles>35</meta:editing-cycles>
    <meta:editing-duration>PT5H17M4S</meta:editing-duration>
    <meta:user-defined meta:name="Info 1"/>
    <meta:user-defined meta:name="Info 2"/>
    <meta:user-defined meta:name="Info 3"/>
    <meta:user-defined meta:name="Info 4"/>
    <meta:document-statistic meta:object-count="425"/>
  </office:meta>
</office:document-meta>
</file>